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80000001F8ADBADE5F942F82D.png" manifest:media-type="image/png"/>
  <manifest:file-entry manifest:full-path="Pictures/10000201000000580000001F6CAC205C66D497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4958in" table:align="left" fo:background-color="#f9f9f9">
        <style:background-image/>
      </style:table-properties>
    </style:style>
    <style:style style:name="Table1.A" style:family="table-column">
      <style:table-column-properties style:column-width="2.4958in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style:vertical-align="middle" fo:background-color="#ccccff" fo:padding="0.0194in" fo:border="none">
        <style:background-image/>
      </style:table-cell-properties>
    </style:style>
    <style:style style:name="Table2" style:family="table">
      <style:table-properties style:width="0.1174in" table:align="left" fo:background-color="transparent">
        <style:background-image/>
      </style:table-properties>
    </style:style>
    <style:style style:name="Table2.A" style:family="table-column">
      <style:table-column-properties style:column-width="0.1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8715in" table:align="left" fo:background-color="transparent">
        <style:background-image/>
      </style:table-properties>
    </style:style>
    <style:style style:name="Table3.A" style:family="table-column">
      <style:table-column-properties style:column-width="1.1132in"/>
    </style:style>
    <style:style style:name="Table3.B" style:family="table-column">
      <style:table-column-properties style:column-width="4.7583in"/>
    </style:style>
    <style:style style:name="Table3.A1" style:family="table-cell">
      <style:table-cell-properties style:vertical-align="middle" fo:padding="0.0194in" fo:border="none"/>
    </style:style>
    <style:style style:name="Table3.B2" style:family="table-cell">
      <style:table-cell-properties style:vertical-align="middle" fo:padding="0in" fo:border="none"/>
    </style:style>
    <style:style style:name="Table4" style:family="table">
      <style:table-properties style:width="2.7688in" table:align="left"/>
    </style:style>
    <style:style style:name="Table4.A" style:family="table-column">
      <style:table-column-properties style:column-width="0.4958in"/>
    </style:style>
    <style:style style:name="Table4.B" style:family="table-column">
      <style:table-column-properties style:column-width="2.2729in"/>
    </style:style>
    <style:style style:name="Table4.A1" style:family="table-cell">
      <style:table-cell-properties style:vertical-align="middle" fo:padding="0.0194in" fo:border="none"/>
    </style:style>
    <style:style style:name="Table4.B1" style:family="table-cell">
      <style:table-cell-properties style:vertical-align="middle" fo:padding="0in" fo:border="none"/>
    </style:style>
    <style:style style:name="Table5" style:family="table">
      <style:table-properties style:width="4.3458in" table:align="left"/>
    </style:style>
    <style:style style:name="Table5.A" style:family="table-column">
      <style:table-column-properties style:column-width="1.634in"/>
    </style:style>
    <style:style style:name="Table5.B" style:family="table-column">
      <style:table-column-properties style:column-width="2.7118in"/>
    </style:style>
    <style:style style:name="Table5.A1" style:family="table-cell">
      <style:table-cell-properties style:vertical-align="middle" fo:padding="0.0194in" fo:border="none"/>
    </style:style>
    <style:style style:name="Table5.B1" style:family="table-cell">
      <style:table-cell-properties style:vertical-align="middle" fo:padding="0in" fo:border="none"/>
    </style:style>
    <style:style style:name="Table6" style:family="table">
      <style:table-properties style:width="3.4861in" table:align="left"/>
    </style:style>
    <style:style style:name="Table6.A" style:family="table-column">
      <style:table-column-properties style:column-width="1.3542in"/>
    </style:style>
    <style:style style:name="Table6.B" style:family="table-column">
      <style:table-column-properties style:column-width="2.1319in"/>
    </style:style>
    <style:style style:name="Table6.A1" style:family="table-cell">
      <style:table-cell-properties style:vertical-align="middle" fo:padding="0.0194in" fo:border="none"/>
    </style:style>
    <style:style style:name="Table6.B1" style:family="table-cell">
      <style:table-cell-properties style:vertical-align="middle" fo:padding="0in" fo:border="none"/>
    </style:style>
    <style:style style:name="Table7" style:family="table">
      <style:table-properties style:width="3.7875in" table:align="left"/>
    </style:style>
    <style:style style:name="Table7.A" style:family="table-column">
      <style:table-column-properties style:column-width="1.1174in"/>
    </style:style>
    <style:style style:name="Table7.B" style:family="table-column">
      <style:table-column-properties style:column-width="2.6701in"/>
    </style:style>
    <style:style style:name="Table7.A1" style:family="table-cell">
      <style:table-cell-properties style:vertical-align="middle" fo:padding="0.0194in" fo:border="none"/>
    </style:style>
    <style:style style:name="Table7.B1" style:family="table-cell">
      <style:table-cell-properties style:vertical-align="middle" fo:padding="0in" fo:border="none"/>
    </style:style>
    <style:style style:name="Table8" style:family="table">
      <style:table-properties style:width="4.6674in" table:align="left"/>
    </style:style>
    <style:style style:name="Table8.A" style:family="table-column">
      <style:table-column-properties style:column-width="1.241in"/>
    </style:style>
    <style:style style:name="Table8.B" style:family="table-column">
      <style:table-column-properties style:column-width="3.4264in"/>
    </style:style>
    <style:style style:name="Table8.A1" style:family="table-cell">
      <style:table-cell-properties style:vertical-align="middle" fo:padding="0.0194in" fo:border="none"/>
    </style:style>
    <style:style style:name="Table8.B1" style:family="table-cell">
      <style:table-cell-properties style:vertical-align="middle" fo:padding="0in" fo:border="none"/>
    </style:style>
    <style:style style:name="P1" style:family="paragraph" style:parent-style-name="Text_20_body" style:list-style-name="L7"/>
    <style:style style:name="P2" style:family="paragraph" style:parent-style-name="Text_20_body" style:list-style-name="L8"/>
    <style:style style:name="P3" style:family="paragraph" style:parent-style-name="Text_20_body" style:list-style-name="L19"/>
    <style:style style:name="P4" style:family="paragraph" style:parent-style-name="Text_20_body" style:list-style-name="L50"/>
    <style:style style:name="P5" style:family="paragraph" style:parent-style-name="Text_20_body" style:list-style-name="L51"/>
    <style:style style:name="P6" style:family="paragraph" style:parent-style-name="Text_20_body" style:list-style-name="L52"/>
    <style:style style:name="P7" style:family="paragraph" style:parent-style-name="Text_20_body" style:list-style-name="L53"/>
    <style:style style:name="P8" style:family="paragraph" style:parent-style-name="Text_20_body" style:list-style-name="L54"/>
    <style:style style:name="P9" style:family="paragraph" style:parent-style-name="Text_20_body" style:list-style-name="L55"/>
    <style:style style:name="P10" style:family="paragraph" style:parent-style-name="Text_20_body" style:list-style-name="L56"/>
    <style:style style:name="P11" style:family="paragraph" style:parent-style-name="Text_20_body" style:list-style-name="L57"/>
    <style:style style:name="P12" style:family="paragraph" style:parent-style-name="Text_20_body" style:list-style-name="L58"/>
    <style:style style:name="P13" style:family="paragraph" style:parent-style-name="Text_20_body" style:list-style-name="L59"/>
    <style:style style:name="P14" style:family="paragraph" style:parent-style-name="Text_20_body" style:list-style-name="L60"/>
    <style:style style:name="P15" style:family="paragraph" style:parent-style-name="Text_20_body" style:list-style-name="L61"/>
    <style:style style:name="P16" style:family="paragraph" style:parent-style-name="Text_20_body">
      <style:paragraph-properties fo:margin-top="0in" fo:margin-bottom="0in" loext:contextual-spacing="false"/>
    </style:style>
    <style:style style:name="P17" style:family="paragraph" style:parent-style-name="Text_20_body" style:list-style-name="L7">
      <style:paragraph-properties fo:margin-top="0in" fo:margin-bottom="0in" loext:contextual-spacing="false"/>
    </style:style>
    <style:style style:name="P18" style:family="paragraph" style:parent-style-name="Text_20_body" style:list-style-name="L9">
      <style:paragraph-properties fo:margin-top="0in" fo:margin-bottom="0in" loext:contextual-spacing="false"/>
    </style:style>
    <style:style style:name="P19" style:family="paragraph" style:parent-style-name="Text_20_body" style:list-style-name="L11">
      <style:paragraph-properties fo:margin-top="0in" fo:margin-bottom="0in" loext:contextual-spacing="false"/>
    </style:style>
    <style:style style:name="P20" style:family="paragraph" style:parent-style-name="Text_20_body" style:list-style-name="L13">
      <style:paragraph-properties fo:margin-top="0in" fo:margin-bottom="0in" loext:contextual-spacing="false"/>
    </style:style>
    <style:style style:name="P21" style:family="paragraph" style:parent-style-name="Text_20_body" style:list-style-name="L15">
      <style:paragraph-properties fo:margin-top="0in" fo:margin-bottom="0in" loext:contextual-spacing="false"/>
    </style:style>
    <style:style style:name="P22" style:family="paragraph" style:parent-style-name="Text_20_body" style:list-style-name="L17">
      <style:paragraph-properties fo:margin-top="0in" fo:margin-bottom="0in" loext:contextual-spacing="false"/>
    </style:style>
    <style:style style:name="P23" style:family="paragraph" style:parent-style-name="Text_20_body" style:list-style-name="L51">
      <style:paragraph-properties fo:margin-top="0in" fo:margin-bottom="0in" loext:contextual-spacing="false"/>
    </style:style>
    <style:style style:name="P24" style:family="paragraph" style:parent-style-name="Text_20_body" style:list-style-name="L52">
      <style:paragraph-properties fo:margin-top="0in" fo:margin-bottom="0in" loext:contextual-spacing="false"/>
    </style:style>
    <style:style style:name="P25" style:family="paragraph" style:parent-style-name="Text_20_body" style:list-style-name="L53">
      <style:paragraph-properties fo:margin-top="0in" fo:margin-bottom="0in" loext:contextual-spacing="false"/>
    </style:style>
    <style:style style:name="P26" style:family="paragraph" style:parent-style-name="Text_20_body" style:list-style-name="L54">
      <style:paragraph-properties fo:margin-top="0in" fo:margin-bottom="0in" loext:contextual-spacing="false"/>
    </style:style>
    <style:style style:name="P27" style:family="paragraph" style:parent-style-name="Text_20_body" style:list-style-name="L55">
      <style:paragraph-properties fo:margin-top="0in" fo:margin-bottom="0in" loext:contextual-spacing="false"/>
    </style:style>
    <style:style style:name="P28" style:family="paragraph" style:parent-style-name="Text_20_body" style:list-style-name="L56">
      <style:paragraph-properties fo:margin-top="0in" fo:margin-bottom="0in" loext:contextual-spacing="false"/>
    </style:style>
    <style:style style:name="P29" style:family="paragraph" style:parent-style-name="Text_20_body" style:list-style-name="L57">
      <style:paragraph-properties fo:margin-top="0in" fo:margin-bottom="0in" loext:contextual-spacing="false"/>
    </style:style>
    <style:style style:name="P30" style:family="paragraph" style:parent-style-name="Text_20_body" style:list-style-name="L58">
      <style:paragraph-properties fo:margin-top="0in" fo:margin-bottom="0in" loext:contextual-spacing="false"/>
    </style:style>
    <style:style style:name="P31" style:family="paragraph" style:parent-style-name="Text_20_body" style:list-style-name="L59">
      <style:paragraph-properties fo:margin-top="0in" fo:margin-bottom="0in" loext:contextual-spacing="false"/>
    </style:style>
    <style:style style:name="P32" style:family="paragraph" style:parent-style-name="Text_20_body" style:list-style-name="L60">
      <style:paragraph-properties fo:margin-top="0in" fo:margin-bottom="0in" loext:contextual-spacing="false"/>
    </style:style>
    <style:style style:name="P33" style:family="paragraph" style:parent-style-name="Text_20_body" style:list-style-name="L61">
      <style:paragraph-properties fo:margin-top="0in" fo:margin-bottom="0in" loext:contextual-spacing="false"/>
    </style:style>
    <style:style style:name="P34" style:family="paragraph" style:parent-style-name="Heading_20_1">
      <style:text-properties fo:language="en" fo:country="US"/>
    </style:style>
    <style:style style:name="P35" style:family="paragraph" style:parent-style-name="Table_20_Heading">
      <style:text-properties fo:font-size="2pt" style:font-size-asian="2pt" style:font-size-complex="2pt"/>
    </style:style>
    <style:style style:name="P36" style:family="paragraph" style:parent-style-name="Table_20_Heading" style:list-style-name="L20"/>
    <style:style style:name="P37" style:family="paragraph" style:parent-style-name="Table_20_Heading" style:list-style-name="L20">
      <style:paragraph-properties fo:margin-top="0in" fo:margin-bottom="0.1965in" loext:contextual-spacing="false"/>
    </style:style>
    <style:style style:name="P38" style:family="paragraph" style:parent-style-name="Table_20_Contents" style:list-style-name="L1"/>
    <style:style style:name="P39" style:family="paragraph" style:parent-style-name="Table_20_Contents" style:list-style-name="L2"/>
    <style:style style:name="P40" style:family="paragraph" style:parent-style-name="Table_20_Contents" style:list-style-name="L3"/>
    <style:style style:name="P41" style:family="paragraph" style:parent-style-name="Table_20_Contents" style:list-style-name="L4"/>
    <style:style style:name="P42" style:family="paragraph" style:parent-style-name="Table_20_Contents" style:list-style-name="L5"/>
    <style:style style:name="P43" style:family="paragraph" style:parent-style-name="Table_20_Contents" style:list-style-name="L6">
      <style:paragraph-properties fo:text-align="end" style:justify-single-word="false"/>
    </style:style>
    <style:style style:name="P44" style:family="paragraph" style:parent-style-name="Table_20_Contents" style:list-style-name="L21">
      <style:paragraph-properties fo:text-align="start" style:justify-single-word="false"/>
    </style:style>
    <style:style style:name="P45" style:family="paragraph" style:parent-style-name="Table_20_Contents" style:list-style-name="L22">
      <style:paragraph-properties fo:text-align="start" style:justify-single-word="false"/>
    </style:style>
    <style:style style:name="P46" style:family="paragraph" style:parent-style-name="Table_20_Contents" style:list-style-name="L23">
      <style:paragraph-properties fo:text-align="start" style:justify-single-word="false"/>
    </style:style>
    <style:style style:name="P47" style:family="paragraph" style:parent-style-name="Table_20_Contents" style:list-style-name="L24">
      <style:paragraph-properties fo:text-align="start" style:justify-single-word="false"/>
    </style:style>
    <style:style style:name="P48" style:family="paragraph" style:parent-style-name="Table_20_Contents" style:list-style-name="L25">
      <style:paragraph-properties fo:text-align="start" style:justify-single-word="false"/>
    </style:style>
    <style:style style:name="P49" style:family="paragraph" style:parent-style-name="Table_20_Contents" style:list-style-name="L26">
      <style:paragraph-properties fo:text-align="start" style:justify-single-word="false"/>
    </style:style>
    <style:style style:name="P50" style:family="paragraph" style:parent-style-name="Table_20_Contents" style:list-style-name="L27">
      <style:paragraph-properties fo:text-align="start" style:justify-single-word="false"/>
    </style:style>
    <style:style style:name="P51" style:family="paragraph" style:parent-style-name="Table_20_Contents" style:list-style-name="L28">
      <style:paragraph-properties fo:text-align="start" style:justify-single-word="false"/>
    </style:style>
    <style:style style:name="P52" style:family="paragraph" style:parent-style-name="Table_20_Contents" style:list-style-name="L29">
      <style:paragraph-properties fo:text-align="start" style:justify-single-word="false"/>
    </style:style>
    <style:style style:name="P53" style:family="paragraph" style:parent-style-name="Table_20_Contents" style:list-style-name="L30">
      <style:paragraph-properties fo:text-align="start" style:justify-single-word="false"/>
    </style:style>
    <style:style style:name="P54" style:family="paragraph" style:parent-style-name="Table_20_Contents" style:list-style-name="L31">
      <style:paragraph-properties fo:text-align="start" style:justify-single-word="false"/>
    </style:style>
    <style:style style:name="P55" style:family="paragraph" style:parent-style-name="Table_20_Contents" style:list-style-name="L32">
      <style:paragraph-properties fo:text-align="start" style:justify-single-word="false"/>
    </style:style>
    <style:style style:name="P56" style:family="paragraph" style:parent-style-name="Table_20_Contents" style:list-style-name="L33">
      <style:paragraph-properties fo:text-align="start" style:justify-single-word="false"/>
    </style:style>
    <style:style style:name="P57" style:family="paragraph" style:parent-style-name="Table_20_Contents" style:list-style-name="L34">
      <style:paragraph-properties fo:text-align="start" style:justify-single-word="false"/>
    </style:style>
    <style:style style:name="P58" style:family="paragraph" style:parent-style-name="Table_20_Contents" style:list-style-name="L35">
      <style:paragraph-properties fo:text-align="start" style:justify-single-word="false"/>
    </style:style>
    <style:style style:name="P59" style:family="paragraph" style:parent-style-name="Table_20_Contents" style:list-style-name="L36">
      <style:paragraph-properties fo:text-align="start" style:justify-single-word="false"/>
    </style:style>
    <style:style style:name="P60" style:family="paragraph" style:parent-style-name="Table_20_Contents" style:list-style-name="L37">
      <style:paragraph-properties fo:text-align="start" style:justify-single-word="false"/>
    </style:style>
    <style:style style:name="P61" style:family="paragraph" style:parent-style-name="Table_20_Contents" style:list-style-name="L38">
      <style:paragraph-properties fo:text-align="start" style:justify-single-word="false"/>
    </style:style>
    <style:style style:name="P62" style:family="paragraph" style:parent-style-name="Table_20_Contents" style:list-style-name="L39">
      <style:paragraph-properties fo:text-align="start" style:justify-single-word="false"/>
    </style:style>
    <style:style style:name="P63" style:family="paragraph" style:parent-style-name="Table_20_Contents" style:list-style-name="L40">
      <style:paragraph-properties fo:text-align="start" style:justify-single-word="false"/>
    </style:style>
    <style:style style:name="P64" style:family="paragraph" style:parent-style-name="Table_20_Contents" style:list-style-name="L41">
      <style:paragraph-properties fo:text-align="start" style:justify-single-word="false"/>
    </style:style>
    <style:style style:name="P65" style:family="paragraph" style:parent-style-name="Table_20_Contents" style:list-style-name="L42">
      <style:paragraph-properties fo:text-align="start" style:justify-single-word="false"/>
    </style:style>
    <style:style style:name="P66" style:family="paragraph" style:parent-style-name="Table_20_Contents" style:list-style-name="L43">
      <style:paragraph-properties fo:text-align="start" style:justify-single-word="false"/>
    </style:style>
    <style:style style:name="P67" style:family="paragraph" style:parent-style-name="Table_20_Contents" style:list-style-name="L44">
      <style:paragraph-properties fo:text-align="start" style:justify-single-word="false"/>
    </style:style>
    <style:style style:name="P68" style:family="paragraph" style:parent-style-name="Table_20_Contents" style:list-style-name="L45">
      <style:paragraph-properties fo:text-align="start" style:justify-single-word="false"/>
    </style:style>
    <style:style style:name="P69" style:family="paragraph" style:parent-style-name="Table_20_Contents" style:list-style-name="L46">
      <style:paragraph-properties fo:text-align="start" style:justify-single-word="false"/>
    </style:style>
    <style:style style:name="P70" style:family="paragraph" style:parent-style-name="Table_20_Contents" style:list-style-name="L47">
      <style:paragraph-properties fo:text-align="start" style:justify-single-word="false"/>
    </style:style>
    <style:style style:name="P71" style:family="paragraph" style:parent-style-name="Table_20_Contents" style:list-style-name="L48">
      <style:paragraph-properties fo:text-align="start" style:justify-single-word="false"/>
    </style:style>
    <style:style style:name="P72" style:family="paragraph" style:parent-style-name="Table_20_Contents" style:list-style-name="L49">
      <style:paragraph-properties fo:text-align="start" style:justify-single-word="false"/>
    </style:style>
    <style:style style:name="P73" style:family="paragraph" style:parent-style-name="Table_20_Contents">
      <style:text-properties fo:font-size="2pt" style:font-size-asian="2pt" style:font-size-complex="2pt"/>
    </style:style>
    <style:style style:name="P74" style:family="paragraph" style:parent-style-name="Table_20_Contents" style:list-style-name="L1">
      <style:paragraph-properties fo:margin-top="0in" fo:margin-bottom="0.1965in" loext:contextual-spacing="false"/>
    </style:style>
    <style:style style:name="P75" style:family="paragraph" style:parent-style-name="Table_20_Contents" style:list-style-name="L2">
      <style:paragraph-properties fo:margin-top="0in" fo:margin-bottom="0.1965in" loext:contextual-spacing="false"/>
    </style:style>
    <style:style style:name="P76" style:family="paragraph" style:parent-style-name="Table_20_Contents" style:list-style-name="L3">
      <style:paragraph-properties fo:margin-top="0in" fo:margin-bottom="0.1965in" loext:contextual-spacing="false"/>
    </style:style>
    <style:style style:name="P77" style:family="paragraph" style:parent-style-name="Table_20_Contents" style:list-style-name="L4">
      <style:paragraph-properties fo:margin-top="0in" fo:margin-bottom="0.1965in" loext:contextual-spacing="false"/>
    </style:style>
    <style:style style:name="P78" style:family="paragraph" style:parent-style-name="Table_20_Contents" style:list-style-name="L5">
      <style:paragraph-properties fo:margin-top="0in" fo:margin-bottom="0.1965in" loext:contextual-spacing="false"/>
    </style:style>
    <style:style style:name="P79" style:family="paragraph" style:parent-style-name="Table_20_Contents" style:list-style-name="L6">
      <style:paragraph-properties fo:margin-top="0in" fo:margin-bottom="0.1965in" loext:contextual-spacing="false" fo:text-align="end" style:justify-single-word="false"/>
    </style:style>
    <style:style style:name="P80" style:family="paragraph" style:parent-style-name="Table_20_Contents" style:list-style-name="L21">
      <style:paragraph-properties fo:margin-top="0in" fo:margin-bottom="0.1965in" loext:contextual-spacing="false" fo:text-align="start" style:justify-single-word="false"/>
    </style:style>
    <style:style style:name="P81" style:family="paragraph" style:parent-style-name="Table_20_Contents" style:list-style-name="L22">
      <style:paragraph-properties fo:margin-top="0in" fo:margin-bottom="0.1965in" loext:contextual-spacing="false" fo:text-align="start" style:justify-single-word="false"/>
    </style:style>
    <style:style style:name="P82" style:family="paragraph" style:parent-style-name="Table_20_Contents" style:list-style-name="L23">
      <style:paragraph-properties fo:margin-top="0in" fo:margin-bottom="0.1965in" loext:contextual-spacing="false" fo:text-align="start" style:justify-single-word="false"/>
    </style:style>
    <style:style style:name="P83" style:family="paragraph" style:parent-style-name="Table_20_Contents" style:list-style-name="L24">
      <style:paragraph-properties fo:margin-top="0in" fo:margin-bottom="0.1965in" loext:contextual-spacing="false" fo:text-align="start" style:justify-single-word="false"/>
    </style:style>
    <style:style style:name="P84" style:family="paragraph" style:parent-style-name="Table_20_Contents" style:list-style-name="L28">
      <style:paragraph-properties fo:margin-top="0in" fo:margin-bottom="0.1965in" loext:contextual-spacing="false" fo:text-align="start" style:justify-single-word="false"/>
    </style:style>
    <style:style style:name="P85" style:family="paragraph" style:parent-style-name="Table_20_Contents" style:list-style-name="L29">
      <style:paragraph-properties fo:margin-top="0in" fo:margin-bottom="0.1965in" loext:contextual-spacing="false" fo:text-align="start" style:justify-single-word="false"/>
    </style:style>
    <style:style style:name="P86" style:family="paragraph" style:parent-style-name="Table_20_Contents" style:list-style-name="L30">
      <style:paragraph-properties fo:margin-top="0in" fo:margin-bottom="0.1965in" loext:contextual-spacing="false" fo:text-align="start" style:justify-single-word="false"/>
    </style:style>
    <style:style style:name="P87" style:family="paragraph" style:parent-style-name="Table_20_Contents" style:list-style-name="L31">
      <style:paragraph-properties fo:margin-top="0in" fo:margin-bottom="0.1965in" loext:contextual-spacing="false" fo:text-align="start" style:justify-single-word="false"/>
    </style:style>
    <style:style style:name="P88" style:family="paragraph" style:parent-style-name="Table_20_Contents" style:list-style-name="L32">
      <style:paragraph-properties fo:margin-top="0in" fo:margin-bottom="0.1965in" loext:contextual-spacing="false" fo:text-align="start" style:justify-single-word="false"/>
    </style:style>
    <style:style style:name="P89" style:family="paragraph" style:parent-style-name="Table_20_Contents" style:list-style-name="L33">
      <style:paragraph-properties fo:margin-top="0in" fo:margin-bottom="0.1965in" loext:contextual-spacing="false" fo:text-align="start" style:justify-single-word="false"/>
    </style:style>
    <style:style style:name="P90" style:family="paragraph" style:parent-style-name="Table_20_Contents" style:list-style-name="L34">
      <style:paragraph-properties fo:margin-top="0in" fo:margin-bottom="0.1965in" loext:contextual-spacing="false" fo:text-align="start" style:justify-single-word="false"/>
    </style:style>
    <style:style style:name="P91" style:family="paragraph" style:parent-style-name="Table_20_Contents" style:list-style-name="L35">
      <style:paragraph-properties fo:margin-top="0in" fo:margin-bottom="0.1965in" loext:contextual-spacing="false" fo:text-align="start" style:justify-single-word="false"/>
    </style:style>
    <style:style style:name="P92" style:family="paragraph" style:parent-style-name="Table_20_Contents" style:list-style-name="L36">
      <style:paragraph-properties fo:margin-top="0in" fo:margin-bottom="0.1965in" loext:contextual-spacing="false" fo:text-align="start" style:justify-single-word="false"/>
    </style:style>
    <style:style style:name="P93" style:family="paragraph" style:parent-style-name="Table_20_Contents" style:list-style-name="L37">
      <style:paragraph-properties fo:margin-top="0in" fo:margin-bottom="0.1965in" loext:contextual-spacing="false" fo:text-align="start" style:justify-single-word="false"/>
    </style:style>
    <style:style style:name="P94" style:family="paragraph" style:parent-style-name="Table_20_Contents" style:list-style-name="L38">
      <style:paragraph-properties fo:margin-top="0in" fo:margin-bottom="0.1965in" loext:contextual-spacing="false" fo:text-align="start" style:justify-single-word="false"/>
    </style:style>
    <style:style style:name="P95" style:family="paragraph" style:parent-style-name="Table_20_Contents" style:list-style-name="L39">
      <style:paragraph-properties fo:margin-top="0in" fo:margin-bottom="0.1965in" loext:contextual-spacing="false" fo:text-align="start" style:justify-single-word="false"/>
    </style:style>
    <style:style style:name="P96" style:family="paragraph" style:parent-style-name="Table_20_Contents" style:list-style-name="L40">
      <style:paragraph-properties fo:margin-top="0in" fo:margin-bottom="0.1965in" loext:contextual-spacing="false" fo:text-align="start" style:justify-single-word="false"/>
    </style:style>
    <style:style style:name="P97" style:family="paragraph" style:parent-style-name="Table_20_Contents" style:list-style-name="L41">
      <style:paragraph-properties fo:margin-top="0in" fo:margin-bottom="0.1965in" loext:contextual-spacing="false" fo:text-align="start" style:justify-single-word="false"/>
    </style:style>
    <style:style style:name="P98" style:family="paragraph" style:parent-style-name="Table_20_Contents" style:list-style-name="L42">
      <style:paragraph-properties fo:margin-top="0in" fo:margin-bottom="0.1965in" loext:contextual-spacing="false" fo:text-align="start" style:justify-single-word="false"/>
    </style:style>
    <style:style style:name="P99" style:family="paragraph" style:parent-style-name="Table_20_Contents" style:list-style-name="L43">
      <style:paragraph-properties fo:margin-top="0in" fo:margin-bottom="0.1965in" loext:contextual-spacing="false" fo:text-align="start" style:justify-single-word="false"/>
    </style:style>
    <style:style style:name="P100" style:family="paragraph" style:parent-style-name="Table_20_Contents" style:list-style-name="L44">
      <style:paragraph-properties fo:margin-top="0in" fo:margin-bottom="0.1965in" loext:contextual-spacing="false" fo:text-align="start" style:justify-single-word="false"/>
    </style:style>
    <style:style style:name="P101" style:family="paragraph" style:parent-style-name="Table_20_Contents" style:list-style-name="L45">
      <style:paragraph-properties fo:margin-top="0in" fo:margin-bottom="0.1965in" loext:contextual-spacing="false" fo:text-align="start" style:justify-single-word="false"/>
    </style:style>
    <style:style style:name="P102" style:family="paragraph" style:parent-style-name="Table_20_Contents" style:list-style-name="L46">
      <style:paragraph-properties fo:margin-top="0in" fo:margin-bottom="0.1965in" loext:contextual-spacing="false" fo:text-align="start" style:justify-single-word="false"/>
    </style:style>
    <style:style style:name="P103" style:family="paragraph" style:parent-style-name="Table_20_Contents" style:list-style-name="L47">
      <style:paragraph-properties fo:margin-top="0in" fo:margin-bottom="0.1965in" loext:contextual-spacing="false" fo:text-align="start" style:justify-single-word="false"/>
    </style:style>
    <style:style style:name="P104" style:family="paragraph" style:parent-style-name="Table_20_Contents" style:list-style-name="L48">
      <style:paragraph-properties fo:margin-top="0in" fo:margin-bottom="0.1965in" loext:contextual-spacing="false" fo:text-align="start" style:justify-single-word="false"/>
    </style:style>
    <style:style style:name="P105" style:family="paragraph" style:parent-style-name="Table_20_Contents" style:list-style-name="L49">
      <style:paragraph-properties fo:margin-top="0in" fo:margin-bottom="0.1965in" loext:contextual-spacing="false" fo:text-align="start" style:justify-single-word="false"/>
    </style:style>
    <style:style style:name="P106" style:family="paragraph" style:parent-style-name="Heading_20_2">
      <style:text-properties fo:language="en" fo:country="US"/>
    </style:style>
    <style:style style:name="P107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108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/>
    </style:style>
    <style:style style:name="T4" style:family="text">
      <style:text-properties fo:language="en" fo:country="US" fo:font-style="italic"/>
    </style:style>
    <style:style style:name="T5" style:family="text">
      <style:text-properties style:text-position="33% 80%"/>
    </style:style>
    <style:style style:name="T6" style:family="text">
      <style:text-properties style:text-position="33% 80%" fo:language="en" fo:country="US"/>
    </style:style>
    <style:style style:name="T7" style:family="text">
      <style:text-properties style:language-complex="ar" style:country-complex="SA"/>
    </style:style>
    <style:style style:name="T8" style:family="text">
      <style:text-properties fo:language="es" fo:country="ES"/>
    </style:style>
    <style:style style:name="T9" style:family="text">
      <style:text-properties fo:language="fr" fo:country="FR"/>
    </style:style>
    <style:style style:name="T10" style:family="text">
      <style:text-properties style:language-asian="ko" style:country-asian="KR"/>
    </style:style>
    <style:style style:name="T11" style:family="text">
      <style:text-properties fo:language="it" fo:country="IT"/>
    </style:style>
    <style:style style:name="T12" style:family="text">
      <style:text-properties fo:language="ms" fo:country="MY"/>
    </style:style>
    <style:style style:name="T13" style:family="text">
      <style:text-properties fo:language="pt" fo:country="PT"/>
    </style:style>
    <style:style style:name="T14" style:family="text">
      <style:text-properties fo:language="ru" fo:country="RU"/>
    </style:style>
    <style:style style:name="T15" style:family="text">
      <style:text-properties style:language-asian="zh" style:country-asian="C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../../w/index.php" xlink:type="simple">
          <form:properties>
            <form:property form:property-name="PropertyChangeNotificationEnabled" office:value-type="boolean" office:boolean-value="true"/>
          </form:properties>
          <form:text form:name="search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w-head-base">
        <text:p text:style-name="Standard"/>
      </text:section>
      <text:section text:style-name="Sect1" text:name="content">
        <text:p text:style-name="Standard"><text:bookmark text:name="top"/></text:p>
        <text:section text:style-name="Sect1" text:name="siteNotice">
          <text:p text:style-name="Standard"/>
          <text:section text:style-name="Sect1" text:name="centralNotice">
            <text:p text:style-name="Standard"/>
          </text:section>
        </text:section>
        <text:h text:style-name="P34" text:outline-level="1"><text:bookmark text:name="firstHeading"/>128-bit</text:h>
        <text:section text:style-name="Sect1" text:name="bodyContent">
          <text:p text:style-name="Text_20_body"/>
          <text:section text:style-name="Sect1" text:name="siteSub">
            <text:p text:style-name="Text_20_body">From Wikipedia, the free encyclopedia</text:p>
          </text:section>
          <text:section text:style-name="Sect1" text:name="contentSub">
            <text:p text:style-name="Text_20_body"/>
          </text:section>
          <text:section text:style-name="Sect1" text:name="jump-to-nav">
            <text:p text:style-name="Text_20_body"/>
          </text:section>
          <text:p text:style-name="Text_20_body"><text:a xlink:type="simple" xlink:href="https://en.wikipedia.org/wiki/128-bit#mw-head" text:style-name="Internet_20_link" text:visited-style-name="Visited_20_Internet_20_Link">Jump to navigation</text:a> <text:a xlink:type="simple" xlink:href="https://en.wikipedia.org/wiki/128-bit#p-search" text:style-name="Internet_20_link" text:visited-style-name="Visited_20_Internet_20_Link">Jump to search</text:a> </text:p>
          <text:section text:style-name="Sect2" text:name="mw-content-text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Table_20_Heading">Computer architecture bit widths</text:p>
                </table:table-cell>
              </table:table-row>
              <table:table-row>
                <table:table-cell table:style-name="Table1.A2" office:value-type="string">
                  <text:p text:style-name="Table_20_Heading"><text:a xlink:type="simple" xlink:href="https://en.wikipedia.org/wiki/Word_(computer_architecture)" text:style-name="Internet_20_link" text:visited-style-name="Visited_20_Internet_20_Link">Bit</text:a></text:p>
                </table:table-cell>
              </table:table-row>
              <table:table-row>
                <table:table-cell table:style-name="Table1.A1" office:value-type="string">
                  <text:list xml:id="list672526117" text:style-name="L1">
                    <text:list-item>
                      <text:p text:style-name="P38"><text:a xlink:type="simple" xlink:href="https://en.wikipedia.org/wiki/1-bit_architecture" text:style-name="Internet_20_link" text:visited-style-name="Visited_20_Internet_20_Link">1</text:a></text:p>
                    </text:list-item>
                    <text:list-item>
                      <text:p text:style-name="P38"><text:a xlink:type="simple" xlink:href="https://en.wikipedia.org/wiki/2-bit_architecture" text:style-name="Internet_20_link" text:visited-style-name="Visited_20_Internet_20_Link">2</text:a></text:p>
                    </text:list-item>
                    <text:list-item>
                      <text:p text:style-name="P38"><text:a xlink:type="simple" xlink:href="https://en.wikipedia.org/wiki/4-bit" text:style-name="Internet_20_link" text:visited-style-name="Visited_20_Internet_20_Link">4</text:a></text:p>
                    </text:list-item>
                    <text:list-item>
                      <text:p text:style-name="P38"><text:a xlink:type="simple" xlink:href="https://en.wikipedia.org/wiki/8-bit" text:style-name="Internet_20_link" text:visited-style-name="Visited_20_Internet_20_Link">8</text:a></text:p>
                    </text:list-item>
                    <text:list-item>
                      <text:p text:style-name="P38"><text:a xlink:type="simple" xlink:href="https://en.wikipedia.org/wiki/12-bit" text:style-name="Internet_20_link" text:visited-style-name="Visited_20_Internet_20_Link">12</text:a></text:p>
                    </text:list-item>
                    <text:list-item>
                      <text:p text:style-name="P38"><text:a xlink:type="simple" xlink:href="https://en.wikipedia.org/wiki/16-bit" text:style-name="Internet_20_link" text:visited-style-name="Visited_20_Internet_20_Link">16</text:a></text:p>
                    </text:list-item>
                    <text:list-item>
                      <text:p text:style-name="P38"><text:a xlink:type="simple" xlink:href="https://en.wikipedia.org/wiki/18-bit" text:style-name="Internet_20_link" text:visited-style-name="Visited_20_Internet_20_Link">18</text:a></text:p>
                    </text:list-item>
                    <text:list-item>
                      <text:p text:style-name="P38"><text:a xlink:type="simple" xlink:href="https://en.wikipedia.org/wiki/24-bit" text:style-name="Internet_20_link" text:visited-style-name="Visited_20_Internet_20_Link">24</text:a></text:p>
                    </text:list-item>
                    <text:list-item>
                      <text:p text:style-name="P38"><text:a xlink:type="simple" xlink:href="https://en.wikipedia.org/wiki/26-bit" text:style-name="Internet_20_link" text:visited-style-name="Visited_20_Internet_20_Link">26</text:a></text:p>
                    </text:list-item>
                    <text:list-item>
                      <text:p text:style-name="P38"><text:a xlink:type="simple" xlink:href="https://en.wikipedia.org/wiki/31-bit" text:style-name="Internet_20_link" text:visited-style-name="Visited_20_Internet_20_Link">31</text:a></text:p>
                    </text:list-item>
                    <text:list-item>
                      <text:p text:style-name="P38"><text:a xlink:type="simple" xlink:href="https://en.wikipedia.org/wiki/32-bit" text:style-name="Internet_20_link" text:visited-style-name="Visited_20_Internet_20_Link">32</text:a></text:p>
                    </text:list-item>
                    <text:list-item>
                      <text:p text:style-name="P38"><text:a xlink:type="simple" xlink:href="https://en.wikipedia.org/wiki/36-bit" text:style-name="Internet_20_link" text:visited-style-name="Visited_20_Internet_20_Link">36</text:a></text:p>
                    </text:list-item>
                    <text:list-item>
                      <text:p text:style-name="P38"><text:a xlink:type="simple" xlink:href="https://en.wikipedia.org/wiki/48-bit" text:style-name="Internet_20_link" text:visited-style-name="Visited_20_Internet_20_Link">48</text:a></text:p>
                    </text:list-item>
                    <text:list-item>
                      <text:p text:style-name="P38"><text:a xlink:type="simple" xlink:href="https://en.wikipedia.org/wiki/60-bit" text:style-name="Internet_20_link" text:visited-style-name="Visited_20_Internet_20_Link">60</text:a></text:p>
                    </text:list-item>
                    <text:list-item>
                      <text:p text:style-name="P38"><text:a xlink:type="simple" xlink:href="https://en.wikipedia.org/wiki/64-bit_computing" text:style-name="Internet_20_link" text:visited-style-name="Visited_20_Internet_20_Link">64</text:a></text:p>
                    </text:list-item>
                    <text:list-item>
                      <text:p text:style-name="P38">128</text:p>
                    </text:list-item>
                    <text:list-item>
                      <text:p text:style-name="P38"><text:a xlink:type="simple" xlink:href="https://en.wikipedia.org/wiki/256-bit" text:style-name="Internet_20_link" text:visited-style-name="Visited_20_Internet_20_Link">256</text:a></text:p>
                    </text:list-item>
                    <text:list-item>
                      <text:p text:style-name="P74"><text:a xlink:type="simple" xlink:href="https://en.wikipedia.org/wiki/512-bit" text:style-name="Internet_20_link" text:visited-style-name="Visited_20_Internet_20_Link">512</text:a></text:p>
                    </text:list-item>
                  </text:list>
                </table:table-cell>
              </table:table-row>
              <table:table-row>
                <table:table-cell table:style-name="Table1.A2" office:value-type="string">
                  <text:p text:style-name="Table_20_Heading"><text:a xlink:type="simple" xlink:href="https://en.wikipedia.org/wiki/Application_software" text:style-name="Internet_20_link" text:visited-style-name="Visited_20_Internet_20_Link">Application</text:a></text:p>
                </table:table-cell>
              </table:table-row>
              <table:table-row>
                <table:table-cell table:style-name="Table1.A1" office:value-type="string">
                  <text:list xml:id="list310921806" text:style-name="L2">
                    <text:list-item>
                      <text:p text:style-name="P39"><text:a xlink:type="simple" xlink:href="https://en.wikipedia.org/wiki/8-bit" text:style-name="Internet_20_link" text:visited-style-name="Visited_20_Internet_20_Link">8</text:a></text:p>
                    </text:list-item>
                    <text:list-item>
                      <text:p text:style-name="P39"><text:a xlink:type="simple" xlink:href="https://en.wikipedia.org/wiki/16-bit#16-bit_application" text:style-name="Internet_20_link" text:visited-style-name="Visited_20_Internet_20_Link">16</text:a></text:p>
                    </text:list-item>
                    <text:list-item>
                      <text:p text:style-name="P39"><text:a xlink:type="simple" xlink:href="https://en.wikipedia.org/wiki/32-bit#32-bit_application" text:style-name="Internet_20_link" text:visited-style-name="Visited_20_Internet_20_Link">32</text:a></text:p>
                    </text:list-item>
                    <text:list-item>
                      <text:p text:style-name="P75"><text:a xlink:type="simple" xlink:href="https://en.wikipedia.org/wiki/64-bit_computing#64-bit_applications" text:style-name="Internet_20_link" text:visited-style-name="Visited_20_Internet_20_Link">64</text:a></text:p>
                    </text:list-item>
                  </text:list>
                </table:table-cell>
              </table:table-row>
              <table:table-row>
                <table:table-cell table:style-name="Table1.A2" office:value-type="string">
                  <text:p text:style-name="Table_20_Heading"><text:a xlink:type="simple" xlink:href="https://en.wikipedia.org/wiki/Floating-point_arithmetic" text:style-name="Internet_20_link" text:visited-style-name="Visited_20_Internet_20_Link">Binary floating-point</text:a> <text:a xlink:type="simple" xlink:href="https://en.wikipedia.org/wiki/Precision_(computer_science)" text:style-name="Internet_20_link" text:visited-style-name="Visited_20_Internet_20_Link">precision</text:a></text:p>
                </table:table-cell>
              </table:table-row>
              <table:table-row>
                <table:table-cell table:style-name="Table1.A1" office:value-type="string">
                  <text:list xml:id="list1875810027" text:style-name="L3">
                    <text:list-item>
                      <text:p text:style-name="P40"><text:a xlink:type="simple" xlink:href="https://en.wikipedia.org/wiki/16-bit_floating-point_format" text:style-name="Internet_20_link" text:visited-style-name="Visited_20_Internet_20_Link">16</text:a></text:p>
                    </text:list-item>
                    <text:list-item>
                      <text:p text:style-name="P40"><text:a xlink:type="simple" xlink:href="https://en.wikipedia.org/wiki/32-bit_floating-point_format" text:style-name="Internet_20_link" text:visited-style-name="Visited_20_Internet_20_Link">32</text:a></text:p>
                    </text:list-item>
                    <text:list-item>
                      <text:p text:style-name="P40"><text:a xlink:type="simple" xlink:href="https://en.wikipedia.org/wiki/40-bit_floating-point_format" text:style-name="Internet_20_link" text:visited-style-name="Visited_20_Internet_20_Link">40</text:a></text:p>
                    </text:list-item>
                    <text:list-item>
                      <text:p text:style-name="P40"><text:soft-page-break/><text:a xlink:type="simple" xlink:href="https://en.wikipedia.org/wiki/64-bit_floating-point_format" text:style-name="Internet_20_link" text:visited-style-name="Visited_20_Internet_20_Link">64</text:a></text:p>
                    </text:list-item>
                    <text:list-item>
                      <text:p text:style-name="P40"><text:a xlink:type="simple" xlink:href="https://en.wikipedia.org/wiki/80-bit_floating-point_format" text:style-name="Internet_20_link" text:visited-style-name="Visited_20_Internet_20_Link">80</text:a></text:p>
                    </text:list-item>
                    <text:list-item>
                      <text:p text:style-name="P40"><text:a xlink:type="simple" xlink:href="https://en.wikipedia.org/wiki/128-bit_floating-point_format" text:style-name="Internet_20_link" text:visited-style-name="Visited_20_Internet_20_Link">128</text:a></text:p>
                    </text:list-item>
                    <text:list-item>
                      <text:p text:style-name="P76"><text:a xlink:type="simple" xlink:href="https://en.wikipedia.org/wiki/256-bit_floating-point_format" text:style-name="Internet_20_link" text:visited-style-name="Visited_20_Internet_20_Link">256</text:a></text:p>
                    </text:list-item>
                  </text:list>
                  <text:list xml:id="list3290066365" text:style-name="L4">
                    <text:list-item>
                      <text:p text:style-name="P41"><text:a xlink:type="simple" xlink:href="https://en.wikipedia.org/wiki/Half-precision_floating-point_format" text:style-name="Internet_20_link" text:visited-style-name="Visited_20_Internet_20_Link">×½</text:a></text:p>
                    </text:list-item>
                    <text:list-item>
                      <text:p text:style-name="P41"><text:a xlink:type="simple" xlink:href="https://en.wikipedia.org/wiki/Single-precision_floating-point_format" text:style-name="Internet_20_link" text:visited-style-name="Visited_20_Internet_20_Link">×1</text:a></text:p>
                    </text:list-item>
                    <text:list-item>
                      <text:p text:style-name="P41"><text:a xlink:type="simple" xlink:href="https://en.wikipedia.org/wiki/Double-precision_floating-point_format" text:style-name="Internet_20_link" text:visited-style-name="Visited_20_Internet_20_Link">×2</text:a></text:p>
                    </text:list-item>
                    <text:list-item>
                      <text:p text:style-name="P41"><text:a xlink:type="simple" xlink:href="https://en.wikipedia.org/wiki/Quadruple-precision_floating-point_format" text:style-name="Internet_20_link" text:visited-style-name="Visited_20_Internet_20_Link">×4</text:a></text:p>
                    </text:list-item>
                    <text:list-item>
                      <text:p text:style-name="P77"><text:a xlink:type="simple" xlink:href="https://en.wikipedia.org/wiki/Octuple-precision_floating-point_format" text:style-name="Internet_20_link" text:visited-style-name="Visited_20_Internet_20_Link">×8</text:a></text:p>
                    </text:list-item>
                  </text:list>
                </table:table-cell>
              </table:table-row>
              <table:table-row>
                <table:table-cell table:style-name="Table1.A2" office:value-type="string">
                  <text:p text:style-name="Table_20_Heading"><text:a xlink:type="simple" xlink:href="https://en.wikipedia.org/wiki/Decimal_floating-point" text:style-name="Internet_20_link" text:visited-style-name="Visited_20_Internet_20_Link">Decimal floating-point</text:a> <text:a xlink:type="simple" xlink:href="https://en.wikipedia.org/wiki/Precision_(computer_science)" text:style-name="Internet_20_link" text:visited-style-name="Visited_20_Internet_20_Link">precision</text:a></text:p>
                </table:table-cell>
              </table:table-row>
              <table:table-row>
                <table:table-cell table:style-name="Table1.A1" office:value-type="string">
                  <text:list xml:id="list3339077182" text:style-name="L5">
                    <text:list-item>
                      <text:p text:style-name="P42"><text:a xlink:type="simple" xlink:href="https://en.wikipedia.org/wiki/Decimal32_floating-point_format" text:style-name="Internet_20_link" text:visited-style-name="Visited_20_Internet_20_Link">32</text:a></text:p>
                    </text:list-item>
                    <text:list-item>
                      <text:p text:style-name="P42"><text:a xlink:type="simple" xlink:href="https://en.wikipedia.org/wiki/Decimal64_floating-point_format" text:style-name="Internet_20_link" text:visited-style-name="Visited_20_Internet_20_Link">64</text:a></text:p>
                    </text:list-item>
                    <text:list-item>
                      <text:p text:style-name="P78"><text:a xlink:type="simple" xlink:href="https://en.wikipedia.org/wiki/Decimal128_floating-point_format" text:style-name="Internet_20_link" text:visited-style-name="Visited_20_Internet_20_Link">128</text:a></text:p>
                    </text:list-item>
                  </text:list>
                </table:table-cell>
              </table:table-row>
              <table:table-row>
                <table:table-cell table:style-name="Table1.A1" office:value-type="string">
                  <text:list xml:id="list286180570" text:style-name="L6">
                    <text:list-item>
                      <text:p text:style-name="P43"><text:a xlink:type="simple" xlink:href="https://en.wikipedia.org/wiki/Template:Computer_architecture_bit_widths" text:style-name="Internet_20_link" text:visited-style-name="Visited_20_Internet_20_Link">v</text:a></text:p>
                    </text:list-item>
                    <text:list-item>
                      <text:p text:style-name="P43"><text:a xlink:type="simple" xlink:href="https://en.wikipedia.org/wiki/Template_talk:Computer_architecture_bit_widths" text:style-name="Internet_20_link" text:visited-style-name="Visited_20_Internet_20_Link">t</text:a></text:p>
                    </text:list-item>
                    <text:list-item>
                      <text:p text:style-name="P79"><text:a xlink:type="simple" xlink:href="https://en.wikipedia.org/w/index.php?title=Template:Computer_architecture_bit_widths&amp;action=edit" text:style-name="Internet_20_link" text:visited-style-name="Visited_20_Internet_20_Link">e</text:a></text:p>
                    </text:list-item>
                  </text:list>
                </table:table-cell>
              </table:table-row>
            </table:table>
            <text:p text:style-name="Text_20_body"><text:span text:style-name="T2">In </text:span><text:a xlink:type="simple" xlink:href="https://en.wikipedia.org/wiki/Computer_architecture" text:style-name="Internet_20_link" text:visited-style-name="Visited_20_Internet_20_Link">computer architecture</text:a><text:span text:style-name="T2">, </text:span><text:span text:style-name="T3">128-bit</text:span><text:span text:style-name="T2"> </text:span><text:a xlink:type="simple" xlink:href="https://en.wikipedia.org/wiki/Integer_(computer_science)" text:style-name="Internet_20_link" text:visited-style-name="Visited_20_Internet_20_Link">integers</text:a><text:span text:style-name="T2">, </text:span><text:a xlink:type="simple" xlink:href="https://en.wikipedia.org/wiki/Memory_address" text:style-name="Internet_20_link" text:visited-style-name="Visited_20_Internet_20_Link">memory addresses</text:a><text:span text:style-name="T2">, or other </text:span><text:a xlink:type="simple" xlink:href="https://en.wikipedia.org/wiki/Data#Uses_of_data_in_computing" text:style-name="Internet_20_link" text:visited-style-name="Visited_20_Internet_20_Link">data</text:a><text:span text:style-name="T2"> units are those that are 128 </text:span><text:a xlink:type="simple" xlink:href="https://en.wikipedia.org/wiki/Bit" text:style-name="Internet_20_link" text:visited-style-name="Visited_20_Internet_20_Link">bits</text:a><text:span text:style-name="T2"> (16 octets) wide. Also, 128-bit </text:span><text:a xlink:type="simple" xlink:href="https://en.wikipedia.org/wiki/Central_processing_unit" text:style-name="Internet_20_link" text:visited-style-name="Visited_20_Internet_20_Link">CPU</text:a><text:span text:style-name="T2"> and </text:span><text:a xlink:type="simple" xlink:href="https://en.wikipedia.org/wiki/Arithmetic_logic_unit" text:style-name="Internet_20_link" text:visited-style-name="Visited_20_Internet_20_Link">ALU</text:a><text:span text:style-name="T2"> architectures are those that are based on </text:span><text:a xlink:type="simple" xlink:href="https://en.wikipedia.org/wiki/Processor_register" text:style-name="Internet_20_link" text:visited-style-name="Visited_20_Internet_20_Link">registers</text:a><text:span text:style-name="T2">, </text:span><text:a xlink:type="simple" xlink:href="https://en.wikipedia.org/wiki/Address_bus" text:style-name="Internet_20_link" text:visited-style-name="Visited_20_Internet_20_Link">address buses</text:a><text:span text:style-name="T2">, or </text:span><text:a xlink:type="simple" xlink:href="https://en.wikipedia.org/wiki/Bus_(computing)" text:style-name="Internet_20_link" text:visited-style-name="Visited_20_Internet_20_Link">data buses</text:a><text:span text:style-name="T2"> of that size. </text:span></text:p>
            <text:p text:style-name="Text_20_body"><text:span text:style-name="T2">While there are currently no mainstream general-purpose processors built to operate on </text:span><text:span text:style-name="T3">128-bit</text:span><text:span text:style-name="T2"> </text:span><text:span text:style-name="T4">integers</text:span><text:span text:style-name="T2"> or addresses, a number of processors do have specialized ways to operate on 128-bit chunks of data. The </text:span><text:a xlink:type="simple" xlink:href="https://en.wikipedia.org/wiki/IBM_System/370" text:style-name="Internet_20_link" text:visited-style-name="Visited_20_Internet_20_Link">IBM System/370</text:a><text:span text:style-name="T2"> could be considered the first simple 128-bit computer, as it used 128-bit </text:span><text:a xlink:type="simple" xlink:href="https://en.wikipedia.org/wiki/Floating-point" text:style-name="Internet_20_link" text:visited-style-name="Visited_20_Internet_20_Link">floating-point</text:a><text:span text:style-name="T2"> registers. Most modern CPUs feature </text:span><text:a xlink:type="simple" xlink:href="https://en.wikipedia.org/wiki/Single_instruction,_multiple_data" text:style-name="Internet_20_link" text:visited-style-name="Visited_20_Internet_20_Link">single-instruction multiple-data</text:a><text:span text:style-name="T2"> (SIMD) instruction sets (</text:span><text:a xlink:type="simple" xlink:href="https://en.wikipedia.org/wiki/Streaming_SIMD_Extensions" text:style-name="Internet_20_link" text:visited-style-name="Visited_20_Internet_20_Link">Streaming SIMD Extensions</text:a><text:span text:style-name="T2">, </text:span><text:a xlink:type="simple" xlink:href="https://en.wikipedia.org/wiki/AltiVec" text:style-name="Internet_20_link" text:visited-style-name="Visited_20_Internet_20_Link">AltiVec</text:a><text:span text:style-name="T2"> etc.) where 128-bit vector registers are used to store several smaller numbers, such as four 32-bit floating-point numbers. A single instruction can then operate on all these values in parallel. However, these processors do not operate on individual numbers that are 128 binary digits in length; only their </text:span><text:a xlink:type="simple" xlink:href="https://en.wikipedia.org/wiki/Processor_register" text:style-name="Internet_20_link" text:visited-style-name="Visited_20_Internet_20_Link">registers</text:a><text:span text:style-name="T2"> have the size of 128 bits. </text:span></text:p>
            <text:p text:style-name="Text_20_body"><text:span text:style-name="T2">The DEC </text:span><text:a xlink:type="simple" xlink:href="https://en.wikipedia.org/wiki/VAX" text:style-name="Internet_20_link" text:visited-style-name="Visited_20_Internet_20_Link">VAX</text:a><text:span text:style-name="T2"> supported operations on 128-bit integer ('O' or octaword) and 128-bit floating-point ('H-float' or HFLOAT) datatypes. Support for such operations was an upgrade option rather than being a standard feature. Since the VAX's registers were 32 bits wide, a 128-bit operation used four consecutive registers or four longwords in memory. </text:span></text:p>
            <text:p text:style-name="Text_20_body"><text:span text:style-name="T2">The </text:span><text:a xlink:type="simple" xlink:href="https://en.wikipedia.org/wiki/ICL_2900_Series" text:style-name="Internet_20_link" text:visited-style-name="Visited_20_Internet_20_Link">ICL 2900 Series</text:a><text:span text:style-name="T2"> provided a 128-bit accumulator, and its instruction set included 128-bit floating-point and </text:span><text:a xlink:type="simple" xlink:href="https://en.wikipedia.org/wiki/Packed_decimal" text:style-name="Internet_20_link" text:visited-style-name="Visited_20_Internet_20_Link">packed decimal</text:a><text:span text:style-name="T2"> arithmetic. </text:span></text:p>
            <text:p text:style-name="Text_20_body"><text:span text:style-name="T2">In the same way that compilers emulate e.g. 64-bit integer arithmetic on architectures with register sizes less than 64 bits, some compilers also support 128-bit integer arithmetic. For example, the </text:span><text:a xlink:type="simple" xlink:href="https://en.wikipedia.org/wiki/GNU_Compiler_Collection" text:style-name="Internet_20_link" text:visited-style-name="Visited_20_Internet_20_Link">GCC C compiler</text:a><text:span text:style-name="T2"> 4.6 and later has a 128-bit integer type </text:span><text:span text:style-name="Source_20_Text"><text:span text:style-name="T2">__int128</text:span></text:span><text:span text:style-name="T2"> for some architectures.</text:span><text:bookmark text:name="cite_ref-1"/><text:a xlink:type="simple" xlink:href="https://en.wikipedia.org/wiki/128-bit#cite_note-1" text:style-name="Internet_20_link" text:visited-style-name="Visited_20_Internet_20_Link">[1]</text:a><text:span text:style-name="T2"> For the </text:span><text:a xlink:type="simple" xlink:href="https://en.wikipedia.org/wiki/C_programming_language" text:style-name="Internet_20_link" text:visited-style-name="Visited_20_Internet_20_Link">C programming language</text:a><text:span text:style-name="T2">, this is a compiler-specific extension, as </text:span><text:a xlink:type="simple" xlink:href="https://en.wikipedia.org/wiki/C11_(C_standard_revision)" text:style-name="Internet_20_link" text:visited-style-name="Visited_20_Internet_20_Link">C11</text:a><text:span text:style-name="T2"> itself does not guarantee support for 128-bit integers. </text:span></text:p>
            <text:p text:style-name="Text_20_body"><text:soft-page-break/><text:span text:style-name="T2">A 128-bit register can store 2</text:span><text:span text:style-name="T6">128</text:span><text:span text:style-name="T2"> (over 3.40 × 10</text:span><text:span text:style-name="T6">38</text:span><text:span text:style-name="T2">) different values. The range of </text:span><text:a xlink:type="simple" xlink:href="https://en.wikipedia.org/wiki/Integer" text:style-name="Internet_20_link" text:visited-style-name="Visited_20_Internet_20_Link">integer</text:a><text:span text:style-name="T2"> values that can be stored in 128 bits depends on the </text:span><text:a xlink:type="simple" xlink:href="https://en.wikipedia.org/wiki/Integer_(computer_science)#Value_and_representation" text:style-name="Internet_20_link" text:visited-style-name="Visited_20_Internet_20_Link">integer representation</text:a><text:span text:style-name="T2"> used. With the two most common representations, the range is 0 through 340,282,366,920,938,463,463,374,607,431,768,211,455 (2</text:span><text:span text:style-name="T6">128</text:span><text:span text:style-name="T2"> − 1) for representation as an (</text:span><text:a xlink:type="simple" xlink:href="https://en.wikipedia.org/wiki/Signedness" text:style-name="Internet_20_link" text:visited-style-name="Visited_20_Internet_20_Link">unsigned</text:a><text:span text:style-name="T2">) </text:span><text:a xlink:type="simple" xlink:href="https://en.wikipedia.org/wiki/Binary_number" text:style-name="Internet_20_link" text:visited-style-name="Visited_20_Internet_20_Link">binary number</text:a><text:span text:style-name="T2">, and −170,141,183,460,469,231,731,687,303,715,884,105,728 (−2</text:span><text:span text:style-name="T6">127</text:span><text:span text:style-name="T2">) through 170,141,183,460,469,231,731,687,303,715,884,105,727 (2</text:span><text:span text:style-name="T6">127</text:span><text:span text:style-name="T2"> − 1) for representation as </text:span><text:a xlink:type="simple" xlink:href="https://en.wikipedia.org/wiki/Two%27s_complement" text:style-name="Internet_20_link" text:visited-style-name="Visited_20_Internet_20_Link">two's complement</text:a><text:span text:style-name="T2">. </text:span></text:p>
            <text:h text:style-name="P106" text:outline-level="2"><text:bookmark text:name="Uses"/>Uses</text:h>
          </text:section>
        </text:section>
      </text:section>
      <text:list xml:id="list2668839291" text:style-name="L7">
        <text:list-item>
          <text:p text:style-name="P17">The <text:a xlink:type="simple" xlink:href="https://en.wikipedia.org/wiki/Free_software" text:style-name="Internet_20_link" text:visited-style-name="Visited_20_Internet_20_Link">free software</text:a> used to implement <text:a xlink:type="simple" xlink:href="https://en.wikipedia.org/wiki/RISC-V" text:style-name="Internet_20_link" text:visited-style-name="Visited_20_Internet_20_Link">RISC-V</text:a> <text:a xlink:type="simple" xlink:href="https://en.wikipedia.org/wiki/CPU_architecture" text:style-name="Internet_20_link" text:visited-style-name="Visited_20_Internet_20_Link">architecture</text:a> is defined for 32, 64 and 128 bits of integer data width. </text:p>
        </text:list-item>
        <text:list-item>
          <text:p text:style-name="P17"><text:a xlink:type="simple" xlink:href="https://en.wikipedia.org/wiki/Universally_Unique_Identifier" text:style-name="Internet_20_link" text:visited-style-name="Visited_20_Internet_20_Link">Universally Unique Identifiers</text:a> (UUID) consist of a 128-bit value. </text:p>
        </text:list-item>
        <text:list-item>
          <text:p text:style-name="P17"><text:a xlink:type="simple" xlink:href="https://en.wikipedia.org/wiki/IPv6" text:style-name="Internet_20_link" text:visited-style-name="Visited_20_Internet_20_Link">IPv6</text:a> routes computer network traffic amongst a 128-bit range of addresses. </text:p>
        </text:list-item>
        <text:list-item>
          <text:p text:style-name="P17"><text:a xlink:type="simple" xlink:href="https://en.wikipedia.org/wiki/ZFS" text:style-name="Internet_20_link" text:visited-style-name="Visited_20_Internet_20_Link">ZFS</text:a> is a 128-bit file system. </text:p>
        </text:list-item>
        <text:list-item>
          <text:p text:style-name="P17"><text:a xlink:type="simple" xlink:href="https://en.wikipedia.org/wiki/GPU" text:style-name="Internet_20_link" text:visited-style-name="Visited_20_Internet_20_Link">GPU</text:a> chips commonly move data across a 128-bit bus.<text:bookmark text:name="cite_ref-2"/><text:a xlink:type="simple" xlink:href="https://en.wikipedia.org/wiki/128-bit#cite_note-2" text:style-name="Internet_20_link" text:visited-style-name="Visited_20_Internet_20_Link">[2]</text:a> </text:p>
        </text:list-item>
        <text:list-item>
          <text:p text:style-name="P17">128 bits is a common <text:a xlink:type="simple" xlink:href="https://en.wikipedia.org/wiki/Key_size" text:style-name="Internet_20_link" text:visited-style-name="Visited_20_Internet_20_Link">key size</text:a> for <text:a xlink:type="simple" xlink:href="https://en.wikipedia.org/wiki/Symmetric_cipher" text:style-name="Internet_20_link" text:visited-style-name="Visited_20_Internet_20_Link">symmetric ciphers</text:a> and a common block size for <text:a xlink:type="simple" xlink:href="https://en.wikipedia.org/wiki/Block_cipher" text:style-name="Internet_20_link" text:visited-style-name="Visited_20_Internet_20_Link">block ciphers</text:a> in <text:a xlink:type="simple" xlink:href="https://en.wikipedia.org/wiki/Cryptography" text:style-name="Internet_20_link" text:visited-style-name="Visited_20_Internet_20_Link">cryptography</text:a>. </text:p>
        </text:list-item>
        <text:list-item>
          <text:p text:style-name="P17">128-bit processors could be used for addressing directly up to 2<text:span text:style-name="T5">128</text:span> (over 3.40 × 10<text:span text:style-name="T5">38</text:span>) bytes, which would greatly exceed the total data stored on Earth as of 2010, which has been estimated to be around 1.2 <text:a xlink:type="simple" xlink:href="https://en.wikipedia.org/wiki/Zettabyte" text:style-name="Internet_20_link" text:visited-style-name="Visited_20_Internet_20_Link">zettabytes</text:a> (1.42 × 10<text:span text:style-name="T5">21</text:span> bytes).<text:bookmark text:name="cite_ref-3"/><text:a xlink:type="simple" xlink:href="https://en.wikipedia.org/wiki/128-bit#cite_note-3" text:style-name="Internet_20_link" text:visited-style-name="Visited_20_Internet_20_Link">[3]</text:a> </text:p>
        </text:list-item>
        <text:list-item>
          <text:p text:style-name="P17"><text:a xlink:type="simple" xlink:href="https://en.wikipedia.org/wiki/Quadruple_precision" text:style-name="Internet_20_link" text:visited-style-name="Visited_20_Internet_20_Link">Quadruple precision</text:a> (128-bit) <text:a xlink:type="simple" xlink:href="https://en.wikipedia.org/wiki/Floating-point" text:style-name="Internet_20_link" text:visited-style-name="Visited_20_Internet_20_Link">floating-point</text:a> numbers can store 64-bit <text:a xlink:type="simple" xlink:href="https://en.wikipedia.org/wiki/Fixed-point_arithmetic" text:style-name="Internet_20_link" text:visited-style-name="Visited_20_Internet_20_Link">fixed point</text:a> numbers or <text:a xlink:type="simple" xlink:href="https://en.wikipedia.org/wiki/Integer_(computer_science)" text:style-name="Internet_20_link" text:visited-style-name="Visited_20_Internet_20_Link">integers</text:a> accurately without losing <text:a xlink:type="simple" xlink:href="https://en.wikipedia.org/wiki/Accuracy_and_precision" text:style-name="Internet_20_link" text:visited-style-name="Visited_20_Internet_20_Link">precision</text:a>. </text:p>
        </text:list-item>
        <text:list-item>
          <text:p text:style-name="P17">The <text:a xlink:type="simple" xlink:href="https://en.wikipedia.org/wiki/AS/400" text:style-name="Internet_20_link" text:visited-style-name="Visited_20_Internet_20_Link">AS/400</text:a> virtual instruction set defines all pointers as 128-bit. This gets translated to the hardware's real instruction set as required, allowing the underlying hardware to change without needing to recompile the software. Past hardware was 48-bit <text:a xlink:type="simple" xlink:href="https://en.wikipedia.org/wiki/Complex_instruction_set_computing" text:style-name="Internet_20_link" text:visited-style-name="Visited_20_Internet_20_Link">CISC</text:a>, while current hardware is 64-bit <text:a xlink:type="simple" xlink:href="https://en.wikipedia.org/wiki/PowerPC" text:style-name="Internet_20_link" text:visited-style-name="Visited_20_Internet_20_Link">PowerPC</text:a>. Because pointers are defined to be 128-bit, future hardware may be 128-bit without software incompatibility. </text:p>
        </text:list-item>
        <text:list-item>
          <text:p text:style-name="P17">Increasing the word size can speed up <text:a xlink:type="simple" xlink:href="https://en.wikipedia.org/wiki/Arbitrary-precision_arithmetic" text:style-name="Internet_20_link" text:visited-style-name="Visited_20_Internet_20_Link">multiple precision</text:a> mathematical libraries. Applications include <text:a xlink:type="simple" xlink:href="https://en.wikipedia.org/wiki/Cryptography" text:style-name="Internet_20_link" text:visited-style-name="Visited_20_Internet_20_Link">cryptography</text:a>, and potentially speed up algorithms used in complex mathematical processing (<text:a xlink:type="simple" xlink:href="https://en.wikipedia.org/wiki/Numerical_analysis" text:style-name="Internet_20_link" text:visited-style-name="Visited_20_Internet_20_Link">numerical analysis</text:a>, <text:a xlink:type="simple" xlink:href="https://en.wikipedia.org/wiki/Signal_processing" text:style-name="Internet_20_link" text:visited-style-name="Visited_20_Internet_20_Link">signal processing</text:a>, complex <text:a xlink:type="simple" xlink:href="https://en.wikipedia.org/wiki/Photo_manipulation" text:style-name="Internet_20_link" text:visited-style-name="Visited_20_Internet_20_Link">photo editing</text:a> and <text:a xlink:type="simple" xlink:href="https://en.wikipedia.org/wiki/Audio_signal_processing" text:style-name="Internet_20_link" text:visited-style-name="Visited_20_Internet_20_Link">audio</text:a> and <text:a xlink:type="simple" xlink:href="https://en.wikipedia.org/wiki/Video_processing" text:style-name="Internet_20_link" text:visited-style-name="Visited_20_Internet_20_Link">video processing</text:a>). </text:p>
        </text:list-item>
        <text:list-item>
          <text:p text:style-name="P17"><text:a xlink:type="simple" xlink:href="https://en.wikipedia.org/wiki/MD5" text:style-name="Internet_20_link" text:visited-style-name="Visited_20_Internet_20_Link">MD5</text:a> algorithm is a widely used hash function producing a 128-bit hash value. </text:p>
        </text:list-item>
        <text:list-item>
          <text:p text:style-name="P1"><text:a xlink:type="simple" xlink:href="https://en.wikipedia.org/wiki/Apache_Avro" text:style-name="Internet_20_link" text:visited-style-name="Visited_20_Internet_20_Link">Apache Avro</text:a> uses a 128-bit random number as synchronization marker for efficient splitting of data files.<text:bookmark text:name="cite_ref-4"/><text:a xlink:type="simple" xlink:href="https://en.wikipedia.org/wiki/128-bit#cite_note-4" text:style-name="Internet_20_link" text:visited-style-name="Visited_20_Internet_20_Link">[4]</text:a></text:p>
        </text:list-item>
      </text:list>
      <text:h text:style-name="Heading_20_2" text:outline-level="2"><text:bookmark text:name="History"/>History</text:h>
      <text:p text:style-name="Text_20_body">A 128-bit <text:a xlink:type="simple" xlink:href="https://en.wikipedia.org/wiki/Multicomparator" text:style-name="Internet_20_link" text:visited-style-name="Visited_20_Internet_20_Link">multicomparator</text:a> was described by researchers in 1976.<text:bookmark text:name="cite_ref-5"/><text:a xlink:type="simple" xlink:href="https://en.wikipedia.org/wiki/128-bit#cite_note-5" text:style-name="Internet_20_link" text:visited-style-name="Visited_20_Internet_20_Link">[5]</text:a> </text:p>
      <text:p text:style-name="Text_20_body">A CPU with 128-bit multimedia extensions was designed by researchers in 1999.<text:bookmark text:name="cite_ref-6"/><text:a xlink:type="simple" xlink:href="https://en.wikipedia.org/wiki/128-bit#cite_note-6" text:style-name="Internet_20_link" text:visited-style-name="Visited_20_Internet_20_Link">[6]</text:a> </text:p>
      <text:h text:style-name="Heading_20_2" text:outline-level="2"><text:bookmark text:name="References"/><text:soft-page-break/>References</text:h>
      <text:list xml:id="list1044673509" text:style-name="L8">
        <text:list-item>
          <text:p text:style-name="P2"><text:bookmark text:name="cite_note-1"/></text:p>
        </text:list-item>
      </text:list>
      <text:list xml:id="list2862061987" text:style-name="L9">
        <text:list-item>
          <text:p text:style-name="P18"><text:bookmark text:name="cite_note-11"/><text:a xlink:type="simple" xlink:href="https://gcc.gnu.org/gcc-4.6/changes.html" text:style-name="Internet_20_link" text:visited-style-name="Visited_20_Internet_20_Link"><text:span text:style-name="Citation">"GCC 4.6 Release Series - Changes, New Features, and Fixes"</text:span></text:a><text:span text:style-name="Citation">. Retrieved 25 July 2016.</text:span> </text:p>
        </text:list-item>
      </text:list>
      <text:list xml:id="list1230362965" text:style-name="L11">
        <text:list-item>
          <text:p text:style-name="P19"><text:bookmark text:name="cite_note-2"/><text:span text:style-name="Citation">Don Woligroski (July 2006). </text:span><text:a xlink:type="simple" xlink:href="http://www.tomshardware.com/reviews/graphics-beginners,1288-8.html" text:style-name="Internet_20_link" text:visited-style-name="Visited_20_Internet_20_Link"><text:span text:style-name="Citation">"The Graphics Processor"</text:span></text:a><text:span text:style-name="Citation">. tomshardware.com. Retrieved 24 February 2013.</text:span> </text:p>
        </text:list-item>
      </text:list>
      <text:list xml:id="list219006121" text:style-name="L13">
        <text:list-item>
          <text:p text:style-name="P20"><text:bookmark text:name="cite_note-3"/><text:span text:style-name="Citation">Rich Miller (May 2010). </text:span><text:a xlink:type="simple" xlink:href="http://www.datacenterknowledge.com/archives/2010/05/04/digital-universe-nears-a-zettabyte/" text:style-name="Internet_20_link" text:visited-style-name="Visited_20_Internet_20_Link"><text:span text:style-name="Citation">"Digital Universe nears a Zettabyte"</text:span></text:a><text:span text:style-name="Citation">. The Guardian. datacenterknowledge.com. Retrieved 16 September 2010.</text:span> </text:p>
        </text:list-item>
      </text:list>
      <text:list xml:id="list4236770650" text:style-name="L15">
        <text:list-item>
          <text:p text:style-name="P21"><text:bookmark text:name="cite_note-4"/><text:a xlink:type="simple" xlink:href="https://stackoverflow.com/questions/38161285/compression-formats-and-delimiter-sequences" text:style-name="Internet_20_link" text:visited-style-name="Visited_20_Internet_20_Link"><text:span text:style-name="Citation">"Compression Formats and Delimiter Sequences"</text:span></text:a><text:span text:style-name="Citation">. Stack Overflow. Retrieved 20 June 2018.</text:span> </text:p>
        </text:list-item>
      </text:list>
      <text:list xml:id="list2688707938" text:style-name="L17">
        <text:list-item>
          <text:p text:style-name="P22"><text:bookmark text:name="cite_note-5"/><text:span text:style-name="Citation">Mead, C.A.; Pashley, R.D.; Britton, L.D.; Daimon, Y.T.; Sando, S.F. (1976). </text:span><text:a xlink:type="simple" xlink:href="http://ieeexplore.ieee.org/xpl/freeabs_all.jsp?arnumber=1050799" text:style-name="Internet_20_link" text:visited-style-name="Visited_20_Internet_20_Link"><text:span text:style-name="Citation">"128-bit multicomparator"</text:span></text:a><text:span text:style-name="Citation">. IEEE Journal of Solid-State Circuits. </text:span><text:span text:style-name="Citation"><text:span text:style-name="T1">11</text:span></text:span><text:span text:style-name="Citation">: 692. 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:</text:span><text:a xlink:type="simple" xlink:href="https://doi.org/10.1109%2FJSSC.1976.1050799" text:style-name="Internet_20_link" text:visited-style-name="Visited_20_Internet_20_Link"><text:span text:style-name="Citation">10.1109/JSSC.1976.1050799</text:span></text:a><text:span text:style-name="Citation">.</text:span> </text:p>
        </text:list-item>
      </text:list>
      <text:list xml:id="list824525732" text:style-name="L19">
        <text:list-item text:start-value="6">
          <text:p text:style-name="P3"><text:bookmark text:name="cite_note-6"/><text:span text:style-name="Citation">Suzuoki, M.; Kutaragi, K.; Hiroi, T.; Magoshi, H.; Okamoto, S.; Oka, M.; Ohba, A.; Yamamoto, Y.; Furuhashi, M.; Tanaka, M.; Yutaka, T.; Okada, T.; Nagamatsu, M.; Urakawa, Y.; Funyu, M.; Kunimatsu, A.; Goto, H.; Hashimoto, K.; Ide, N.; Murakami, H.; Ohtaguro, Y.; Aono, A. (1999). "A microprocessor with a 128-bit CPU, ten floating-point MAC's, four floating-point dividers, and an MPEG-2 decoder". IEEE Journal of Solid-State Circuits. </text:span><text:span text:style-name="Citation"><text:span text:style-name="T1">34</text:span></text:span><text:span text:style-name="Citation"> (11): 1608. 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:</text:span><text:a xlink:type="simple" xlink:href="https://doi.org/10.1109%2F4.799870" text:style-name="Internet_20_link" text:visited-style-name="Visited_20_Internet_20_Link"><text:span text:style-name="Citation">10.1109/4.799870</text:span></text:a><text:span text:style-name="Citation">.</text:span> 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5"/>
          </table:table-cell>
        </table:table-row>
      </table:table>
      <text:section text:style-name="Sect1" text:name="Section1">
        <text:p text:style-name="Text_20_body"><text:bookmark text:name="content"/></text:p>
        <text:section text:style-name="Sect1" text:name="Section2">
          <text:p text:style-name="Text_20_body"><text:bookmark text:name="bodyContent"/></text:p>
          <text:section text:style-name="Sect2" text:name="Section3">
            <text:p text:style-name="P107"><text:bookmark text:name="mw-content-text"/>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table:number-columns-spanned="2" office:value-type="string">
                  <text:list xml:id="list1869089598" text:style-name="L20">
                    <text:list-item>
                      <text:p text:style-name="P36"><text:a xlink:type="simple" xlink:href="https://en.wikipedia.org/wiki/Template:Processor_technologies" text:style-name="Internet_20_link" text:visited-style-name="Visited_20_Internet_20_Link">v</text:a></text:p>
                    </text:list-item>
                    <text:list-item>
                      <text:p text:style-name="P36"><text:a xlink:type="simple" xlink:href="https://en.wikipedia.org/wiki/Template_talk:Processor_technologies" text:style-name="Internet_20_link" text:visited-style-name="Visited_20_Internet_20_Link">t</text:a></text:p>
                    </text:list-item>
                    <text:list-item>
                      <text:p text:style-name="P37"><text:a xlink:type="simple" xlink:href="https://en.wikipedia.org/w/index.php?title=Template:Processor_technologies&amp;action=edit" text:style-name="Internet_20_link" text:visited-style-name="Visited_20_Internet_20_Link">e</text:a></text:p>
                    </text:list-item>
                  </text:list>
                  <text:section text:style-name="Sect1" text:name="Processor_technologies">
                    <text:p text:style-name="Table_20_Heading"><text:a xlink:type="simple" xlink:href="https://en.wikipedia.org/wiki/Processor_(computing)" text:style-name="Internet_20_link" text:visited-style-name="Visited_20_Internet_20_Link">Processor technologies</text:a></text:p>
                  </text:section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Table_20_Heading"><text:a xlink:type="simple" xlink:href="https://en.wikipedia.org/wiki/Model_of_computation" text:style-name="Internet_20_link" text:visited-style-name="Visited_20_Internet_20_Link">Models</text:a></text:p>
                </table:table-cell>
                <table:table-cell table:style-name="Table3.B2" office:value-type="string">
                  <text:list xml:id="list602848878" text:style-name="L21">
                    <text:list-item>
                      <text:p text:style-name="P44"><text:a xlink:type="simple" xlink:href="https://en.wikipedia.org/wiki/Turing_machine" text:style-name="Internet_20_link" text:visited-style-name="Visited_20_Internet_20_Link">Turing machine</text:a> </text:p>
                      <text:list>
                        <text:list-item>
                          <text:p text:style-name="P44"><text:a xlink:type="simple" xlink:href="https://en.wikipedia.org/wiki/Universal_Turing_machine" text:style-name="Internet_20_link" text:visited-style-name="Visited_20_Internet_20_Link">Universal</text:a> </text:p>
                        </text:list-item>
                        <text:list-item>
                          <text:p text:style-name="P44"><text:a xlink:type="simple" xlink:href="https://en.wikipedia.org/wiki/Post–Turing_machine" text:style-name="Internet_20_link" text:visited-style-name="Visited_20_Internet_20_Link">Post–Turing</text:a> </text:p>
                        </text:list-item>
                        <text:list-item>
                          <text:p text:style-name="P44"><text:a xlink:type="simple" xlink:href="https://en.wikipedia.org/wiki/Quantum_Turing_machine" text:style-name="Internet_20_link" text:visited-style-name="Visited_20_Internet_20_Link">Quantum</text:a></text:p>
                        </text:list-item>
                      </text:list>
                    </text:list-item>
                    <text:list-item>
                      <text:p text:style-name="P44"><text:a xlink:type="simple" xlink:href="https://en.wikipedia.org/wiki/Belt_machine" text:style-name="Internet_20_link" text:visited-style-name="Visited_20_Internet_20_Link">Belt machine</text:a> </text:p>
                    </text:list-item>
                    <text:list-item>
                      <text:p text:style-name="P44"><text:a xlink:type="simple" xlink:href="https://en.wikipedia.org/wiki/Stack_machine" text:style-name="Internet_20_link" text:visited-style-name="Visited_20_Internet_20_Link">Stack machine</text:a> </text:p>
                    </text:list-item>
                    <text:list-item>
                      <text:p text:style-name="P44"><text:a xlink:type="simple" xlink:href="https://en.wikipedia.org/wiki/Finite-state_machine" text:style-name="Internet_20_link" text:visited-style-name="Visited_20_Internet_20_Link">Finite-state machine</text:a> </text:p>
                      <text:list>
                        <text:list-item>
                          <text:p text:style-name="P44"><text:a xlink:type="simple" xlink:href="https://en.wikipedia.org/wiki/Finite_state_machine_with_datapath" text:style-name="Internet_20_link" text:visited-style-name="Visited_20_Internet_20_Link">with datapath</text:a> </text:p>
                        </text:list-item>
                        <text:list-item>
                          <text:p text:style-name="P44"><text:a xlink:type="simple" xlink:href="https://en.wikipedia.org/wiki/Hierarchical_state_machine" text:style-name="Internet_20_link" text:visited-style-name="Visited_20_Internet_20_Link">Hierarchical</text:a> </text:p>
                        </text:list-item>
                        <text:list-item>
                          <text:p text:style-name="P44"><text:a xlink:type="simple" xlink:href="https://en.wikipedia.org/wiki/Queue_automaton" text:style-name="Internet_20_link" text:visited-style-name="Visited_20_Internet_20_Link">Queue automaton</text:a></text:p>
                        </text:list-item>
                      </text:list>
                    </text:list-item>
                    <text:list-item>
                      <text:p text:style-name="P44"><text:a xlink:type="simple" xlink:href="https://en.wikipedia.org/wiki/Register_machine" text:style-name="Internet_20_link" text:visited-style-name="Visited_20_Internet_20_Link">Register machines</text:a> </text:p>
                      <text:list>
                        <text:list-item>
                          <text:p text:style-name="P44"><text:a xlink:type="simple" xlink:href="https://en.wikipedia.org/wiki/Counter_machine" text:style-name="Internet_20_link" text:visited-style-name="Visited_20_Internet_20_Link">Counter</text:a> </text:p>
                        </text:list-item>
                        <text:list-item>
                          <text:p text:style-name="P44"><text:a xlink:type="simple" xlink:href="https://en.wikipedia.org/wiki/Pointer_machine" text:style-name="Internet_20_link" text:visited-style-name="Visited_20_Internet_20_Link">Pointer</text:a> </text:p>
                        </text:list-item>
                        <text:list-item>
                          <text:p text:style-name="P44"><text:a xlink:type="simple" xlink:href="https://en.wikipedia.org/wiki/Random-access_machine" text:style-name="Internet_20_link" text:visited-style-name="Visited_20_Internet_20_Link">Random-access</text:a> </text:p>
                        </text:list-item>
                        <text:list-item>
                          <text:p text:style-name="P80"><text:a xlink:type="simple" xlink:href="https://en.wikipedia.org/wiki/Random-access_stored-program_machine" text:style-name="Internet_20_link" text:visited-style-name="Visited_20_Internet_20_Link">Random-access stored program</text:a></text:p>
                        </text:list-item>
                      </text:list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Table_20_Heading"><text:a xlink:type="simple" xlink:href="https://en.wikipedia.org/wiki/Computer_architecture" text:style-name="Internet_20_link" text:visited-style-name="Visited_20_Internet_20_Link">Architecture</text:a></text:p>
                </table:table-cell>
                <table:table-cell table:style-name="Table3.B2" office:value-type="string">
                  <text:list xml:id="list2318342215" text:style-name="L22">
                    <text:list-item>
                      <text:p text:style-name="P45"><text:a xlink:type="simple" xlink:href="https://en.wikipedia.org/wiki/Von_Neumann_architecture" text:style-name="Internet_20_link" text:visited-style-name="Visited_20_Internet_20_Link">Von Neumann</text:a> </text:p>
                    </text:list-item>
                    <text:list-item>
                      <text:p text:style-name="P45"><text:a xlink:type="simple" xlink:href="https://en.wikipedia.org/wiki/Harvard_architecture" text:style-name="Internet_20_link" text:visited-style-name="Visited_20_Internet_20_Link">Harvard</text:a> </text:p>
                      <text:list>
                        <text:list-item>
                          <text:p text:style-name="P45"><text:a xlink:type="simple" xlink:href="https://en.wikipedia.org/wiki/Modified_Harvard_architecture" text:style-name="Internet_20_link" text:visited-style-name="Visited_20_Internet_20_Link">modified</text:a></text:p>
                        </text:list-item>
                      </text:list>
                    </text:list-item>
                    <text:list-item>
                      <text:p text:style-name="P45"><text:soft-page-break/><text:a xlink:type="simple" xlink:href="https://en.wikipedia.org/wiki/Dataflow_architecture" text:style-name="Internet_20_link" text:visited-style-name="Visited_20_Internet_20_Link">Dataflow</text:a> </text:p>
                    </text:list-item>
                    <text:list-item>
                      <text:p text:style-name="P45"><text:a xlink:type="simple" xlink:href="https://en.wikipedia.org/wiki/Transport_triggered_architecture" text:style-name="Internet_20_link" text:visited-style-name="Visited_20_Internet_20_Link">Transport-triggered</text:a> </text:p>
                    </text:list-item>
                    <text:list-item>
                      <text:p text:style-name="P45"><text:a xlink:type="simple" xlink:href="https://en.wikipedia.org/wiki/Cellular_architecture" text:style-name="Internet_20_link" text:visited-style-name="Visited_20_Internet_20_Link">Cellular</text:a> </text:p>
                    </text:list-item>
                    <text:list-item>
                      <text:p text:style-name="P45"><text:a xlink:type="simple" xlink:href="https://en.wikipedia.org/wiki/Endianness" text:style-name="Internet_20_link" text:visited-style-name="Visited_20_Internet_20_Link">Endianness</text:a> </text:p>
                    </text:list-item>
                    <text:list-item>
                      <text:p text:style-name="P45"><text:a xlink:type="simple" xlink:href="https://en.wikipedia.org/wiki/Computer_data_storage" text:style-name="Internet_20_link" text:visited-style-name="Visited_20_Internet_20_Link">Memory access</text:a> </text:p>
                      <text:list>
                        <text:list-item>
                          <text:p text:style-name="P45"><text:a xlink:type="simple" xlink:href="https://en.wikipedia.org/wiki/Non-uniform_memory_access" text:style-name="Internet_20_link" text:visited-style-name="Visited_20_Internet_20_Link">NUMA</text:a> </text:p>
                        </text:list-item>
                        <text:list-item>
                          <text:p text:style-name="P45"><text:a xlink:type="simple" xlink:href="https://en.wikipedia.org/wiki/Heterogenous_Unified_Memory_Access" text:style-name="Internet_20_link" text:visited-style-name="Visited_20_Internet_20_Link">HUMA</text:a> </text:p>
                        </text:list-item>
                        <text:list-item>
                          <text:p text:style-name="P45"><text:a xlink:type="simple" xlink:href="https://en.wikipedia.org/wiki/Load/store_architecture" text:style-name="Internet_20_link" text:visited-style-name="Visited_20_Internet_20_Link">Load/store</text:a> </text:p>
                        </text:list-item>
                        <text:list-item>
                          <text:p text:style-name="P45"><text:a xlink:type="simple" xlink:href="https://en.wikipedia.org/wiki/Register_memory_architecture" text:style-name="Internet_20_link" text:visited-style-name="Visited_20_Internet_20_Link">Register/memory</text:a></text:p>
                        </text:list-item>
                      </text:list>
                    </text:list-item>
                    <text:list-item>
                      <text:p text:style-name="P45"><text:a xlink:type="simple" xlink:href="https://en.wikipedia.org/wiki/Cache_hierarchy" text:style-name="Internet_20_link" text:visited-style-name="Visited_20_Internet_20_Link">Cache hierarchy</text:a> </text:p>
                    </text:list-item>
                    <text:list-item>
                      <text:p text:style-name="P45"><text:a xlink:type="simple" xlink:href="https://en.wikipedia.org/wiki/Memory_hierarchy" text:style-name="Internet_20_link" text:visited-style-name="Visited_20_Internet_20_Link">Memory hierarchy</text:a> </text:p>
                      <text:list>
                        <text:list-item>
                          <text:p text:style-name="P45"><text:a xlink:type="simple" xlink:href="https://en.wikipedia.org/wiki/Virtual_memory" text:style-name="Internet_20_link" text:visited-style-name="Visited_20_Internet_20_Link">Virtual memory</text:a> </text:p>
                        </text:list-item>
                        <text:list-item>
                          <text:p text:style-name="P45"><text:a xlink:type="simple" xlink:href="https://en.wikipedia.org/wiki/Secondary_storage" text:style-name="Internet_20_link" text:visited-style-name="Visited_20_Internet_20_Link">Secondary storage</text:a></text:p>
                        </text:list-item>
                      </text:list>
                    </text:list-item>
                    <text:list-item>
                      <text:p text:style-name="P45"><text:a xlink:type="simple" xlink:href="https://en.wikipedia.org/wiki/Heterogeneous_System_Architecture" text:style-name="Internet_20_link" text:visited-style-name="Visited_20_Internet_20_Link">Heterogeneous</text:a> </text:p>
                    </text:list-item>
                    <text:list-item>
                      <text:p text:style-name="P45"><text:a xlink:type="simple" xlink:href="https://en.wikipedia.org/wiki/Fabric_computing" text:style-name="Internet_20_link" text:visited-style-name="Visited_20_Internet_20_Link">Fabric</text:a> </text:p>
                    </text:list-item>
                    <text:list-item>
                      <text:p text:style-name="P45"><text:a xlink:type="simple" xlink:href="https://en.wikipedia.org/wiki/Multiprocessing" text:style-name="Internet_20_link" text:visited-style-name="Visited_20_Internet_20_Link">Multiprocessing</text:a> </text:p>
                    </text:list-item>
                    <text:list-item>
                      <text:p text:style-name="P45"><text:a xlink:type="simple" xlink:href="https://en.wikipedia.org/wiki/Cognitive_computing" text:style-name="Internet_20_link" text:visited-style-name="Visited_20_Internet_20_Link">Cognitive</text:a> </text:p>
                    </text:list-item>
                    <text:list-item>
                      <text:p text:style-name="P81"><text:a xlink:type="simple" xlink:href="https://en.wikipedia.org/wiki/Neuromorphic_computing" text:style-name="Internet_20_link" text:visited-style-name="Visited_20_Internet_20_Link">Neuromorphic</text:a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Table_20_Heading"><text:a xlink:type="simple" xlink:href="https://en.wikipedia.org/wiki/Instruction_set_architecture" text:style-name="Internet_20_link" text:visited-style-name="Visited_20_Internet_20_Link">Instruction set<text:line-break/>architectures</text:a></text:p>
                </table:table-cell>
                <table:table-cell table:style-name="Table3.B2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row>
                      <table:table-cell table:style-name="Table4.A1" office:value-type="string">
                        <text:p text:style-name="Table_20_Heading"><text:bookmark text:name="Types"/>Types</text:p>
                      </table:table-cell>
                      <table:table-cell table:style-name="Table4.B1" office:value-type="string">
                        <text:list xml:id="list2448100843" text:style-name="L23">
                          <text:list-item>
                            <text:p text:style-name="P46"><text:a xlink:type="simple" xlink:href="https://en.wikipedia.org/wiki/Complex_instruction_set_computer" text:style-name="Internet_20_link" text:visited-style-name="Visited_20_Internet_20_Link">CISC</text:a> </text:p>
                          </text:list-item>
                          <text:list-item>
                            <text:p text:style-name="P46"><text:a xlink:type="simple" xlink:href="https://en.wikipedia.org/wiki/Reduced_instruction_set_computer" text:style-name="Internet_20_link" text:visited-style-name="Visited_20_Internet_20_Link">RISC</text:a> </text:p>
                          </text:list-item>
                          <text:list-item>
                            <text:p text:style-name="P46"><text:a xlink:type="simple" xlink:href="https://en.wikipedia.org/wiki/Application-specific_instruction_set_processor" text:style-name="Internet_20_link" text:visited-style-name="Visited_20_Internet_20_Link">Application-specific</text:a> </text:p>
                          </text:list-item>
                          <text:list-item>
                            <text:p text:style-name="P46"><text:a xlink:type="simple" xlink:href="https://en.wikipedia.org/wiki/Explicit_data_graph_execution" text:style-name="Internet_20_link" text:visited-style-name="Visited_20_Internet_20_Link">EDGE</text:a> </text:p>
                            <text:list>
                              <text:list-item>
                                <text:p text:style-name="P46"><text:a xlink:type="simple" xlink:href="https://en.wikipedia.org/wiki/TRIPS_architecture" text:style-name="Internet_20_link" text:visited-style-name="Visited_20_Internet_20_Link">TRIPS</text:a></text:p>
                              </text:list-item>
                            </text:list>
                          </text:list-item>
                          <text:list-item>
                            <text:p text:style-name="P46"><text:a xlink:type="simple" xlink:href="https://en.wikipedia.org/wiki/Very_long_instruction_word" text:style-name="Internet_20_link" text:visited-style-name="Visited_20_Internet_20_Link">VLIW</text:a> </text:p>
                            <text:list>
                              <text:list-item>
                                <text:p text:style-name="P46"><text:a xlink:type="simple" xlink:href="https://en.wikipedia.org/wiki/Explicitly_parallel_instruction_computing" text:style-name="Internet_20_link" text:visited-style-name="Visited_20_Internet_20_Link">EPIC</text:a></text:p>
                              </text:list-item>
                            </text:list>
                          </text:list-item>
                          <text:list-item>
                            <text:p text:style-name="P46"><text:a xlink:type="simple" xlink:href="https://en.wikipedia.org/wiki/Minimal_instruction_set_computer" text:style-name="Internet_20_link" text:visited-style-name="Visited_20_Internet_20_Link">MISC</text:a> </text:p>
                          </text:list-item>
                          <text:list-item>
                            <text:p text:style-name="P46"><text:a xlink:type="simple" xlink:href="https://en.wikipedia.org/wiki/One_instruction_set_computer" text:style-name="Internet_20_link" text:visited-style-name="Visited_20_Internet_20_Link">OISC</text:a> </text:p>
                          </text:list-item>
                          <text:list-item>
                            <text:p text:style-name="P46"><text:a xlink:type="simple" xlink:href="https://en.wikipedia.org/wiki/No_instruction_set_computing" text:style-name="Internet_20_link" text:visited-style-name="Visited_20_Internet_20_Link">NISC</text:a> </text:p>
                          </text:list-item>
                          <text:list-item>
                            <text:p text:style-name="P46"><text:a xlink:type="simple" xlink:href="https://en.wikipedia.org/wiki/Zero_instruction_set_computer" text:style-name="Internet_20_link" text:visited-style-name="Visited_20_Internet_20_Link">ZISC</text:a> </text:p>
                          </text:list-item>
                          <text:list-item>
                            <text:p text:style-name="P46"><text:a xlink:type="simple" xlink:href="https://en.wikipedia.org/wiki/Comparison_of_instruction_set_architectures" text:style-name="Internet_20_link" text:visited-style-name="Visited_20_Internet_20_Link">comparison</text:a> </text:p>
                            <text:list>
                              <text:list-item>
                                <text:p text:style-name="P82"><text:a xlink:type="simple" xlink:href="https://en.wikipedia.org/wiki/Addressing_mode" text:style-name="Internet_20_link" text:visited-style-name="Visited_20_Internet_20_Link">addressing modes</text:a></text:p>
                              </text:list-item>
                            </text:list>
                          </text:list-item>
                        </text:list>
                      </table:table-cell>
                    </table:table-row>
                  </table:table>
                  <text:list xml:id="list762982464" text:style-name="L24">
                    <text:list-item>
                      <text:p text:style-name="P47"><text:a xlink:type="simple" xlink:href="https://en.wikipedia.org/wiki/X86" text:style-name="Internet_20_link" text:visited-style-name="Visited_20_Internet_20_Link">x86</text:a> </text:p>
                    </text:list-item>
                    <text:list-item>
                      <text:p text:style-name="P47"><text:a xlink:type="simple" xlink:href="https://en.wikipedia.org/wiki/ARM_architecture" text:style-name="Internet_20_link" text:visited-style-name="Visited_20_Internet_20_Link">ARM</text:a> </text:p>
                    </text:list-item>
                    <text:list-item>
                      <text:p text:style-name="P47"><text:a xlink:type="simple" xlink:href="https://en.wikipedia.org/wiki/MIPS_architecture" text:style-name="Internet_20_link" text:visited-style-name="Visited_20_Internet_20_Link">MIPS</text:a> </text:p>
                    </text:list-item>
                    <text:list-item>
                      <text:p text:style-name="P47"><text:a xlink:type="simple" xlink:href="https://en.wikipedia.org/wiki/Power_Architecture" text:style-name="Internet_20_link" text:visited-style-name="Visited_20_Internet_20_Link">Power</text:a> </text:p>
                      <text:list>
                        <text:list-item>
                          <text:p text:style-name="P47"><text:a xlink:type="simple" xlink:href="https://en.wikipedia.org/wiki/PowerPC" text:style-name="Internet_20_link" text:visited-style-name="Visited_20_Internet_20_Link">PowerPC</text:a></text:p>
                        </text:list-item>
                      </text:list>
                    </text:list-item>
                    <text:list-item>
                      <text:p text:style-name="P47"><text:a xlink:type="simple" xlink:href="https://en.wikipedia.org/wiki/SPARC" text:style-name="Internet_20_link" text:visited-style-name="Visited_20_Internet_20_Link">SPARC</text:a> </text:p>
                    </text:list-item>
                    <text:list-item>
                      <text:p text:style-name="P47"><text:a xlink:type="simple" xlink:href="https://en.wikipedia.org/wiki/IA-64" text:style-name="Internet_20_link" text:visited-style-name="Visited_20_Internet_20_Link">Itanium</text:a> </text:p>
                    </text:list-item>
                    <text:list-item>
                      <text:p text:style-name="P47"><text:a xlink:type="simple" xlink:href="https://en.wikipedia.org/wiki/Unicore" text:style-name="Internet_20_link" text:visited-style-name="Visited_20_Internet_20_Link">Unicore</text:a> </text:p>
                    </text:list-item>
                    <text:list-item>
                      <text:p text:style-name="P47"><text:a xlink:type="simple" xlink:href="https://en.wikipedia.org/wiki/MicroBlaze" text:style-name="Internet_20_link" text:visited-style-name="Visited_20_Internet_20_Link">MicroBlaze</text:a> </text:p>
                    </text:list-item>
                    <text:list-item>
                      <text:p text:style-name="P47"><text:a xlink:type="simple" xlink:href="https://en.wikipedia.org/wiki/RISC-V" text:style-name="Internet_20_link" text:visited-style-name="Visited_20_Internet_20_Link">RISC-V</text:a> </text:p>
                    </text:list-item>
                    <text:list-item>
                      <text:p text:style-name="P83"><text:a xlink:type="simple" xlink:href="https://en.wikipedia.org/wiki/List_of_instruction_sets" text:style-name="Internet_20_link" text:visited-style-name="Visited_20_Internet_20_Link">others</text:a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Table_20_Heading"><text:a xlink:type="simple" xlink:href="https://en.wikipedia.org/wiki/Instruction_cycle" text:style-name="Internet_20_link" text:visited-style-name="Visited_20_Internet_20_Link">Execution</text:a></text:p>
                </table:table-cell>
                <table:table-cell table:style-name="Table3.B2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row>
                      <table:table-cell table:style-name="Table5.A1" office:value-type="string">
                        <text:p text:style-name="Table_20_Heading"><text:a xlink:type="simple" xlink:href="https://en.wikipedia.org/wiki/Instruction_pipelining" text:style-name="Internet_20_link" text:visited-style-name="Visited_20_Internet_20_Link">Instruction pipelining</text:a></text:p>
                      </table:table-cell>
                      <table:table-cell table:style-name="Table5.B1" office:value-type="string">
                        <text:list xml:id="list676020974" text:style-name="L25">
                          <text:list-item>
                            <text:p text:style-name="P48"><text:a xlink:type="simple" xlink:href="https://en.wikipedia.org/wiki/Pipeline_stall" text:style-name="Internet_20_link" text:visited-style-name="Visited_20_Internet_20_Link">Pipeline stall</text:a> </text:p>
                          </text:list-item>
                        </text:list>
                        <text:list xml:id="list2870372316" text:style-name="L26">
                          <text:list-item>
                            <text:p text:style-name="P49"><text:a xlink:type="simple" xlink:href="https://en.wikipedia.org/wiki/Operand_forwarding" text:style-name="Internet_20_link" text:visited-style-name="Visited_20_Internet_20_Link">Operand forwarding</text:a> </text:p>
                          </text:list-item>
                        </text:list>
                        <text:list xml:id="list2214682315" text:style-name="L27">
                          <text:list-item>
                            <text:p text:style-name="P50"><text:a xlink:type="simple" xlink:href="https://en.wikipedia.org/wiki/Classic_RISC_pipeline" text:style-name="Internet_20_link" text:visited-style-name="Visited_20_Internet_20_Link">Classic RISC pipeline</text:a> </text:p>
                          </text:list-item>
                        </text:list>
                      </table:table-cell>
                    </table:table-row>
                    <table:table-row>
                      <table:table-cell table:style-name="Table5.A1" office:value-type="string">
                        <text:p text:style-name="Table_20_Heading"><text:soft-page-break/><text:a xlink:type="simple" xlink:href="https://en.wikipedia.org/wiki/Hazard_(computer_architecture)" text:style-name="Internet_20_link" text:visited-style-name="Visited_20_Internet_20_Link">Hazards</text:a></text:p>
                      </table:table-cell>
                      <table:table-cell table:style-name="Table5.B1" office:value-type="string">
                        <text:list xml:id="list27560115" text:style-name="L28">
                          <text:list-item>
                            <text:p text:style-name="P51"><text:a xlink:type="simple" xlink:href="https://en.wikipedia.org/wiki/Data_dependency" text:style-name="Internet_20_link" text:visited-style-name="Visited_20_Internet_20_Link">Data dependency</text:a> </text:p>
                          </text:list-item>
                          <text:list-item>
                            <text:p text:style-name="P51"><text:a xlink:type="simple" xlink:href="https://en.wikipedia.org/wiki/Structural_hazard" text:style-name="Internet_20_link" text:visited-style-name="Visited_20_Internet_20_Link">Structural</text:a> </text:p>
                          </text:list-item>
                          <text:list-item>
                            <text:p text:style-name="P51"><text:a xlink:type="simple" xlink:href="https://en.wikipedia.org/wiki/Control_hazard" text:style-name="Internet_20_link" text:visited-style-name="Visited_20_Internet_20_Link">Control</text:a> </text:p>
                          </text:list-item>
                          <text:list-item>
                            <text:p text:style-name="P84"><text:a xlink:type="simple" xlink:href="https://en.wikipedia.org/wiki/False_sharing" text:style-name="Internet_20_link" text:visited-style-name="Visited_20_Internet_20_Link">False sharing</text:a></text:p>
                          </text:list-item>
                        </text:list>
                      </table:table-cell>
                    </table:table-row>
                    <table:table-row>
                      <table:table-cell table:style-name="Table5.A1" office:value-type="string">
                        <text:p text:style-name="Table_20_Heading"><text:a xlink:type="simple" xlink:href="https://en.wikipedia.org/wiki/Out-of-order_execution" text:style-name="Internet_20_link" text:visited-style-name="Visited_20_Internet_20_Link">Out-of-order</text:a></text:p>
                      </table:table-cell>
                      <table:table-cell table:style-name="Table5.B1" office:value-type="string">
                        <text:list xml:id="list3413328983" text:style-name="L29">
                          <text:list-item>
                            <text:p text:style-name="P52"><text:a xlink:type="simple" xlink:href="https://en.wikipedia.org/wiki/Tomasulo_algorithm" text:style-name="Internet_20_link" text:visited-style-name="Visited_20_Internet_20_Link">Tomasulo algorithm</text:a> </text:p>
                            <text:list>
                              <text:list-item>
                                <text:p text:style-name="P52"><text:a xlink:type="simple" xlink:href="https://en.wikipedia.org/wiki/Reservation_station" text:style-name="Internet_20_link" text:visited-style-name="Visited_20_Internet_20_Link">Reservation station</text:a> </text:p>
                              </text:list-item>
                              <text:list-item>
                                <text:p text:style-name="P52"><text:a xlink:type="simple" xlink:href="https://en.wikipedia.org/wiki/Re-order_buffer" text:style-name="Internet_20_link" text:visited-style-name="Visited_20_Internet_20_Link">Re-order buffer</text:a></text:p>
                              </text:list-item>
                            </text:list>
                          </text:list-item>
                          <text:list-item>
                            <text:p text:style-name="P85"><text:a xlink:type="simple" xlink:href="https://en.wikipedia.org/wiki/Register_renaming" text:style-name="Internet_20_link" text:visited-style-name="Visited_20_Internet_20_Link">Register renaming</text:a></text:p>
                          </text:list-item>
                        </text:list>
                      </table:table-cell>
                    </table:table-row>
                    <table:table-row>
                      <table:table-cell table:style-name="Table5.A1" office:value-type="string">
                        <text:p text:style-name="Table_20_Heading"><text:a xlink:type="simple" xlink:href="https://en.wikipedia.org/wiki/Speculative_execution" text:style-name="Internet_20_link" text:visited-style-name="Visited_20_Internet_20_Link">Speculative</text:a></text:p>
                      </table:table-cell>
                      <table:table-cell table:style-name="Table5.B1" office:value-type="string">
                        <text:list xml:id="list3747264554" text:style-name="L30">
                          <text:list-item>
                            <text:p text:style-name="P53"><text:a xlink:type="simple" xlink:href="https://en.wikipedia.org/wiki/Branch_predictor" text:style-name="Internet_20_link" text:visited-style-name="Visited_20_Internet_20_Link">Branch prediction</text:a> </text:p>
                          </text:list-item>
                          <text:list-item>
                            <text:p text:style-name="P86"><text:a xlink:type="simple" xlink:href="https://en.wikipedia.org/wiki/Memory_dependence_prediction" text:style-name="Internet_20_link" text:visited-style-name="Visited_20_Internet_20_Link">Memory dependence prediction</text:a></text:p>
                          </text:list-item>
                        </text:list>
                      </table:table-cell>
                    </table:table-row>
                  </table:table>
                  <text:p text:style-name="P73"/>
                </table:table-cell>
              </table:table-row>
              <table:table-row>
                <table:table-cell table:style-name="Table3.A1" office:value-type="string">
                  <text:p text:style-name="Table_20_Heading"><text:a xlink:type="simple" xlink:href="https://en.wikipedia.org/wiki/Parallel_computing" text:style-name="Internet_20_link" text:visited-style-name="Visited_20_Internet_20_Link">Parallelism</text:a></text:p>
                </table:table-cell>
                <table:table-cell table:style-name="Table3.B2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office:value-type="string">
                        <text:p text:style-name="Table_20_Heading">Level</text:p>
                      </table:table-cell>
                      <table:table-cell table:style-name="Table6.B1" office:value-type="string">
                        <text:list xml:id="list2059292619" text:style-name="L31">
                          <text:list-item>
                            <text:p text:style-name="P54"><text:a xlink:type="simple" xlink:href="https://en.wikipedia.org/wiki/Bit-level_parallelism" text:style-name="Internet_20_link" text:visited-style-name="Visited_20_Internet_20_Link">Bit</text:a> </text:p>
                            <text:list>
                              <text:list-item>
                                <text:p text:style-name="P54"><text:a xlink:type="simple" xlink:href="https://en.wikipedia.org/wiki/Bit-serial_architecture" text:style-name="Internet_20_link" text:visited-style-name="Visited_20_Internet_20_Link">Bit-serial</text:a> </text:p>
                              </text:list-item>
                              <text:list-item>
                                <text:p text:style-name="P54"><text:a xlink:type="simple" xlink:href="https://en.wikipedia.org/wiki/Word_(computer_architecture)" text:style-name="Internet_20_link" text:visited-style-name="Visited_20_Internet_20_Link">Word</text:a></text:p>
                              </text:list-item>
                            </text:list>
                          </text:list-item>
                          <text:list-item>
                            <text:p text:style-name="P54"><text:a xlink:type="simple" xlink:href="https://en.wikipedia.org/wiki/Instruction-level_parallelism" text:style-name="Internet_20_link" text:visited-style-name="Visited_20_Internet_20_Link">Instruction</text:a> </text:p>
                          </text:list-item>
                          <text:list-item>
                            <text:p text:style-name="P54"><text:a xlink:type="simple" xlink:href="https://en.wikipedia.org/wiki/Instruction_pipelining" text:style-name="Internet_20_link" text:visited-style-name="Visited_20_Internet_20_Link">Pipelining</text:a> </text:p>
                            <text:list>
                              <text:list-item>
                                <text:p text:style-name="P54"><text:a xlink:type="simple" xlink:href="https://en.wikipedia.org/wiki/Scalar_processor" text:style-name="Internet_20_link" text:visited-style-name="Visited_20_Internet_20_Link">Scalar</text:a> </text:p>
                              </text:list-item>
                              <text:list-item>
                                <text:p text:style-name="P54"><text:a xlink:type="simple" xlink:href="https://en.wikipedia.org/wiki/Superscalar_processor" text:style-name="Internet_20_link" text:visited-style-name="Visited_20_Internet_20_Link">Superscalar</text:a></text:p>
                              </text:list-item>
                            </text:list>
                          </text:list-item>
                          <text:list-item>
                            <text:p text:style-name="P54"><text:a xlink:type="simple" xlink:href="https://en.wikipedia.org/wiki/Task_parallelism" text:style-name="Internet_20_link" text:visited-style-name="Visited_20_Internet_20_Link">Task</text:a> </text:p>
                            <text:list>
                              <text:list-item>
                                <text:p text:style-name="P54"><text:a xlink:type="simple" xlink:href="https://en.wikipedia.org/wiki/Thread_(computing)" text:style-name="Internet_20_link" text:visited-style-name="Visited_20_Internet_20_Link">Thread</text:a> </text:p>
                              </text:list-item>
                              <text:list-item>
                                <text:p text:style-name="P54"><text:a xlink:type="simple" xlink:href="https://en.wikipedia.org/wiki/Process_(computing)" text:style-name="Internet_20_link" text:visited-style-name="Visited_20_Internet_20_Link">Process</text:a></text:p>
                              </text:list-item>
                            </text:list>
                          </text:list-item>
                          <text:list-item>
                            <text:p text:style-name="P54"><text:a xlink:type="simple" xlink:href="https://en.wikipedia.org/wiki/Data_parallelism" text:style-name="Internet_20_link" text:visited-style-name="Visited_20_Internet_20_Link">Data</text:a> </text:p>
                            <text:list>
                              <text:list-item>
                                <text:p text:style-name="P54"><text:a xlink:type="simple" xlink:href="https://en.wikipedia.org/wiki/Vector_processor" text:style-name="Internet_20_link" text:visited-style-name="Visited_20_Internet_20_Link">Vector</text:a></text:p>
                              </text:list-item>
                            </text:list>
                          </text:list-item>
                          <text:list-item>
                            <text:p text:style-name="P54"><text:a xlink:type="simple" xlink:href="https://en.wikipedia.org/wiki/Memory-level_parallelism" text:style-name="Internet_20_link" text:visited-style-name="Visited_20_Internet_20_Link">Memory</text:a> </text:p>
                          </text:list-item>
                          <text:list-item>
                            <text:p text:style-name="P87"><text:a xlink:type="simple" xlink:href="https://en.wikipedia.org/wiki/Distributed_architecture" text:style-name="Internet_20_link" text:visited-style-name="Visited_20_Internet_20_Link">Distributed</text:a></text:p>
                          </text:list-item>
                        </text:list>
                      </table:table-cell>
                    </table:table-row>
                    <table:table-row>
                      <table:table-cell table:style-name="Table6.A1" office:value-type="string">
                        <text:p text:style-name="Table_20_Heading"><text:a xlink:type="simple" xlink:href="https://en.wikipedia.org/wiki/Multithreading_(computer_architecture)" text:style-name="Internet_20_link" text:visited-style-name="Visited_20_Internet_20_Link">Multithreading</text:a></text:p>
                      </table:table-cell>
                      <table:table-cell table:style-name="Table6.B1" office:value-type="string">
                        <text:list xml:id="list3507675679" text:style-name="L32">
                          <text:list-item>
                            <text:p text:style-name="P55"><text:a xlink:type="simple" xlink:href="https://en.wikipedia.org/wiki/Temporal_multithreading" text:style-name="Internet_20_link" text:visited-style-name="Visited_20_Internet_20_Link">Temporal</text:a> </text:p>
                          </text:list-item>
                          <text:list-item>
                            <text:p text:style-name="P55"><text:a xlink:type="simple" xlink:href="https://en.wikipedia.org/wiki/Simultaneous_multithreading" text:style-name="Internet_20_link" text:visited-style-name="Visited_20_Internet_20_Link">Simultaneous</text:a> </text:p>
                            <text:list>
                              <text:list-item>
                                <text:p text:style-name="P55"><text:a xlink:type="simple" xlink:href="https://en.wikipedia.org/wiki/Hyper-threading" text:style-name="Internet_20_link" text:visited-style-name="Visited_20_Internet_20_Link">Hyperthreading</text:a></text:p>
                              </text:list-item>
                            </text:list>
                          </text:list-item>
                          <text:list-item>
                            <text:p text:style-name="P55"><text:a xlink:type="simple" xlink:href="https://en.wikipedia.org/wiki/Speculative_multithreading" text:style-name="Internet_20_link" text:visited-style-name="Visited_20_Internet_20_Link">Speculative</text:a> </text:p>
                          </text:list-item>
                          <text:list-item>
                            <text:p text:style-name="P55"><text:a xlink:type="simple" xlink:href="https://en.wikipedia.org/wiki/Preemption_(computing)" text:style-name="Internet_20_link" text:visited-style-name="Visited_20_Internet_20_Link">Preemptive</text:a> </text:p>
                          </text:list-item>
                          <text:list-item>
                            <text:p text:style-name="P88"><text:a xlink:type="simple" xlink:href="https://en.wikipedia.org/wiki/Cooperative_multithreading" text:style-name="Internet_20_link" text:visited-style-name="Visited_20_Internet_20_Link">Cooperative</text:a></text:p>
                          </text:list-item>
                        </text:list>
                      </table:table-cell>
                    </table:table-row>
                    <table:table-row>
                      <table:table-cell table:style-name="Table6.A1" office:value-type="string">
                        <text:p text:style-name="Table_20_Heading"><text:a xlink:type="simple" xlink:href="https://en.wikipedia.org/wiki/Flynn%27s_taxonomy" text:style-name="Internet_20_link" text:visited-style-name="Visited_20_Internet_20_Link">Flynn's taxonomy</text:a></text:p>
                      </table:table-cell>
                      <table:table-cell table:style-name="Table6.B1" office:value-type="string">
                        <text:list xml:id="list3016278740" text:style-name="L33">
                          <text:list-item>
                            <text:p text:style-name="P56"><text:a xlink:type="simple" xlink:href="https://en.wikipedia.org/wiki/SISD" text:style-name="Internet_20_link" text:visited-style-name="Visited_20_Internet_20_Link">SISD</text:a> </text:p>
                          </text:list-item>
                          <text:list-item>
                            <text:p text:style-name="P56"><text:a xlink:type="simple" xlink:href="https://en.wikipedia.org/wiki/SIMD" text:style-name="Internet_20_link" text:visited-style-name="Visited_20_Internet_20_Link">SIMD</text:a> </text:p>
                            <text:list>
                              <text:list-item>
                                <text:p text:style-name="P56"><text:a xlink:type="simple" xlink:href="https://en.wikipedia.org/wiki/SWAR" text:style-name="Internet_20_link" text:visited-style-name="Visited_20_Internet_20_Link">SWAR</text:a></text:p>
                              </text:list-item>
                            </text:list>
                          </text:list-item>
                          <text:list-item>
                            <text:p text:style-name="P56"><text:a xlink:type="simple" xlink:href="https://en.wikipedia.org/wiki/Single_instruction,_multiple_threads" text:style-name="Internet_20_link" text:visited-style-name="Visited_20_Internet_20_Link">SIMT</text:a> </text:p>
                          </text:list-item>
                          <text:list-item>
                            <text:p text:style-name="P56"><text:a xlink:type="simple" xlink:href="https://en.wikipedia.org/wiki/MISD" text:style-name="Internet_20_link" text:visited-style-name="Visited_20_Internet_20_Link">MISD</text:a> </text:p>
                          </text:list-item>
                          <text:list-item>
                            <text:p text:style-name="P56"><text:a xlink:type="simple" xlink:href="https://en.wikipedia.org/wiki/MIMD" text:style-name="Internet_20_link" text:visited-style-name="Visited_20_Internet_20_Link">MIMD</text:a> </text:p>
                            <text:list>
                              <text:list-item>
                                <text:p text:style-name="P89"><text:a xlink:type="simple" xlink:href="https://en.wikipedia.org/wiki/SPMD" text:style-name="Internet_20_link" text:visited-style-name="Visited_20_Internet_20_Link">SPMD</text:a></text:p>
                              </text:list-item>
                            </text:list>
                          </text:list-item>
                        </text:list>
                      </table:table-cell>
                    </table:table-row>
                  </table:table>
                  <text:p text:style-name="P73"/>
                </table:table-cell>
              </table:table-row>
              <table:table-row>
                <table:table-cell table:style-name="Table3.A1" office:value-type="string">
                  <text:p text:style-name="Table_20_Heading"><text:a xlink:type="simple" xlink:href="https://en.wikipedia.org/wiki/Computer_performance" text:style-name="Internet_20_link" text:visited-style-name="Visited_20_Internet_20_Link">Processor<text:line-break/>Performance</text:a></text:p>
                </table:table-cell>
                <table:table-cell table:style-name="Table3.B2" office:value-type="string">
                  <text:list xml:id="list4069816939" text:style-name="L34">
                    <text:list-item>
                      <text:p text:style-name="P57"><text:a xlink:type="simple" xlink:href="https://en.wikipedia.org/wiki/Transistor_count" text:style-name="Internet_20_link" text:visited-style-name="Visited_20_Internet_20_Link">Transistor count</text:a> </text:p>
                    </text:list-item>
                    <text:list-item>
                      <text:p text:style-name="P57"><text:a xlink:type="simple" xlink:href="https://en.wikipedia.org/wiki/Instructions_per_cycle" text:style-name="Internet_20_link" text:visited-style-name="Visited_20_Internet_20_Link">Instructions per cycle</text:a> (IPC) </text:p>
                      <text:list>
                        <text:list-item>
                          <text:p text:style-name="P57"><text:a xlink:type="simple" xlink:href="https://en.wikipedia.org/wiki/Cycles_per_instruction" text:style-name="Internet_20_link" text:visited-style-name="Visited_20_Internet_20_Link">Cycles per instruction</text:a> (CPI)</text:p>
                        </text:list-item>
                      </text:list>
                    </text:list-item>
                    <text:list-item>
                      <text:p text:style-name="P57"><text:a xlink:type="simple" xlink:href="https://en.wikipedia.org/wiki/Instructions_per_second" text:style-name="Internet_20_link" text:visited-style-name="Visited_20_Internet_20_Link">Instructions per second</text:a> (IPS) </text:p>
                    </text:list-item>
                    <text:list-item>
                      <text:p text:style-name="P57"><text:soft-page-break/><text:a xlink:type="simple" xlink:href="https://en.wikipedia.org/wiki/FLOPS" text:style-name="Internet_20_link" text:visited-style-name="Visited_20_Internet_20_Link">Floating-point operations per second</text:a> (FLOPS) </text:p>
                    </text:list-item>
                    <text:list-item>
                      <text:p text:style-name="P57"><text:a xlink:type="simple" xlink:href="https://en.wikipedia.org/wiki/Transactions_per_second" text:style-name="Internet_20_link" text:visited-style-name="Visited_20_Internet_20_Link">Transactions per second</text:a> (TPS) </text:p>
                    </text:list-item>
                    <text:list-item>
                      <text:p text:style-name="P57"><text:a xlink:type="simple" xlink:href="https://en.wikipedia.org/wiki/SUPS" text:style-name="Internet_20_link" text:visited-style-name="Visited_20_Internet_20_Link">Synaptic updates per second</text:a> (SUPS) </text:p>
                    </text:list-item>
                    <text:list-item>
                      <text:p text:style-name="P57"><text:a xlink:type="simple" xlink:href="https://en.wikipedia.org/wiki/Performance_per_watt" text:style-name="Internet_20_link" text:visited-style-name="Visited_20_Internet_20_Link">Performance per watt</text:a> (PPW) </text:p>
                    </text:list-item>
                    <text:list-item>
                      <text:p text:style-name="P57"><text:a xlink:type="simple" xlink:href="https://en.wikipedia.org/wiki/Cache_performance_measurement_and_metric" text:style-name="Internet_20_link" text:visited-style-name="Visited_20_Internet_20_Link">Cache performance metrics</text:a> </text:p>
                    </text:list-item>
                    <text:list-item>
                      <text:p text:style-name="P90"><text:a xlink:type="simple" xlink:href="https://en.wikipedia.org/wiki/Computer_performance_by_orders_of_magnitude" text:style-name="Internet_20_link" text:visited-style-name="Visited_20_Internet_20_Link">Computer performance by orders of magnitude</text:a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Table_20_Heading"><text:a xlink:type="simple" xlink:href="https://en.wikipedia.org/wiki/Processor_(computing)" text:style-name="Internet_20_link" text:visited-style-name="Visited_20_Internet_20_Link">Types</text:a></text:p>
                </table:table-cell>
                <table:table-cell table:style-name="Table3.B2" office:value-type="string">
                  <text:list xml:id="list3426028414" text:style-name="L35">
                    <text:list-item>
                      <text:p text:style-name="P58"><text:a xlink:type="simple" xlink:href="https://en.wikipedia.org/wiki/Central_processing_unit" text:style-name="Internet_20_link" text:visited-style-name="Visited_20_Internet_20_Link">Central processing unit</text:a> (CPU) </text:p>
                    </text:list-item>
                    <text:list-item>
                      <text:p text:style-name="P58"><text:a xlink:type="simple" xlink:href="https://en.wikipedia.org/wiki/Graphics_processing_unit" text:style-name="Internet_20_link" text:visited-style-name="Visited_20_Internet_20_Link">Graphics processing unit</text:a> (GPU) </text:p>
                      <text:list>
                        <text:list-item>
                          <text:p text:style-name="P58"><text:a xlink:type="simple" xlink:href="https://en.wikipedia.org/wiki/General-purpose_computing_on_graphics_processing_units" text:style-name="Internet_20_link" text:visited-style-name="Visited_20_Internet_20_Link">GPGPU</text:a></text:p>
                        </text:list-item>
                      </text:list>
                    </text:list-item>
                    <text:list-item>
                      <text:p text:style-name="P58"><text:a xlink:type="simple" xlink:href="https://en.wikipedia.org/wiki/Vector_processor" text:style-name="Internet_20_link" text:visited-style-name="Visited_20_Internet_20_Link">Vector</text:a> </text:p>
                    </text:list-item>
                    <text:list-item>
                      <text:p text:style-name="P58"><text:a xlink:type="simple" xlink:href="https://en.wikipedia.org/wiki/Barrel_processor" text:style-name="Internet_20_link" text:visited-style-name="Visited_20_Internet_20_Link">Barrel</text:a> </text:p>
                    </text:list-item>
                    <text:list-item>
                      <text:p text:style-name="P58"><text:a xlink:type="simple" xlink:href="https://en.wikipedia.org/wiki/Stream_processing" text:style-name="Internet_20_link" text:visited-style-name="Visited_20_Internet_20_Link">Stream</text:a> </text:p>
                    </text:list-item>
                    <text:list-item>
                      <text:p text:style-name="P58"><text:a xlink:type="simple" xlink:href="https://en.wikipedia.org/wiki/Coprocessor" text:style-name="Internet_20_link" text:visited-style-name="Visited_20_Internet_20_Link">Coprocessor</text:a> </text:p>
                    </text:list-item>
                    <text:list-item>
                      <text:p text:style-name="P58"><text:a xlink:type="simple" xlink:href="https://en.wikipedia.org/wiki/Application-specific_integrated_circuit" text:style-name="Internet_20_link" text:visited-style-name="Visited_20_Internet_20_Link">ASIC</text:a> </text:p>
                    </text:list-item>
                    <text:list-item>
                      <text:p text:style-name="P58"><text:a xlink:type="simple" xlink:href="https://en.wikipedia.org/wiki/Field-programmable_gate_array" text:style-name="Internet_20_link" text:visited-style-name="Visited_20_Internet_20_Link">FPGA</text:a> </text:p>
                    </text:list-item>
                    <text:list-item>
                      <text:p text:style-name="P58"><text:a xlink:type="simple" xlink:href="https://en.wikipedia.org/wiki/Complex_programmable_logic_device" text:style-name="Internet_20_link" text:visited-style-name="Visited_20_Internet_20_Link">CPLD</text:a> </text:p>
                    </text:list-item>
                    <text:list-item>
                      <text:p text:style-name="P58"><text:a xlink:type="simple" xlink:href="https://en.wikipedia.org/wiki/Multi-chip_module" text:style-name="Internet_20_link" text:visited-style-name="Visited_20_Internet_20_Link">Multi-chip module</text:a> (MCM) </text:p>
                    </text:list-item>
                    <text:list-item>
                      <text:p text:style-name="P91"><text:a xlink:type="simple" xlink:href="https://en.wikipedia.org/wiki/System_in_package" text:style-name="Internet_20_link" text:visited-style-name="Visited_20_Internet_20_Link">System in package</text:a> (SiP)</text:p>
                    </text:list-item>
                  </text:list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Table_20_Heading">By application</text:p>
                      </table:table-cell>
                      <table:table-cell table:style-name="Table7.B1" office:value-type="string">
                        <text:list xml:id="list2417541625" text:style-name="L36">
                          <text:list-item>
                            <text:p text:style-name="P59"><text:a xlink:type="simple" xlink:href="https://en.wikipedia.org/wiki/Microprocessor" text:style-name="Internet_20_link" text:visited-style-name="Visited_20_Internet_20_Link">Microprocessor</text:a> </text:p>
                          </text:list-item>
                          <text:list-item>
                            <text:p text:style-name="P59"><text:a xlink:type="simple" xlink:href="https://en.wikipedia.org/wiki/Microcontroller" text:style-name="Internet_20_link" text:visited-style-name="Visited_20_Internet_20_Link">Microcontroller</text:a> </text:p>
                          </text:list-item>
                          <text:list-item>
                            <text:p text:style-name="P59"><text:a xlink:type="simple" xlink:href="https://en.wikipedia.org/wiki/Mobile_processor" text:style-name="Internet_20_link" text:visited-style-name="Visited_20_Internet_20_Link">Mobile</text:a> </text:p>
                          </text:list-item>
                          <text:list-item>
                            <text:p text:style-name="P59"><text:a xlink:type="simple" xlink:href="https://en.wikipedia.org/wiki/Notebook_processor" text:style-name="Internet_20_link" text:visited-style-name="Visited_20_Internet_20_Link">Notebook</text:a> </text:p>
                          </text:list-item>
                          <text:list-item>
                            <text:p text:style-name="P59"><text:a xlink:type="simple" xlink:href="https://en.wikipedia.org/wiki/Ultra-low-voltage_processor" text:style-name="Internet_20_link" text:visited-style-name="Visited_20_Internet_20_Link">Ultra-low-voltage</text:a> </text:p>
                          </text:list-item>
                          <text:list-item>
                            <text:p text:style-name="P92"><text:a xlink:type="simple" xlink:href="https://en.wikipedia.org/wiki/Application-specific_instruction_set_processor" text:style-name="Internet_20_link" text:visited-style-name="Visited_20_Internet_20_Link">ASIP</text:a></text:p>
                          </text:list-item>
                        </text:list>
                      </table:table-cell>
                    </table:table-row>
                    <table:table-row>
                      <table:table-cell table:style-name="Table7.A1" office:value-type="string">
                        <text:p text:style-name="Table_20_Heading">Systems<text:line-break/>on Chip</text:p>
                      </table:table-cell>
                      <table:table-cell table:style-name="Table7.B1" office:value-type="string">
                        <text:list xml:id="list22798768" text:style-name="L37">
                          <text:list-item>
                            <text:p text:style-name="P60"><text:a xlink:type="simple" xlink:href="https://en.wikipedia.org/wiki/System_on_a_chip" text:style-name="Internet_20_link" text:visited-style-name="Visited_20_Internet_20_Link">System-on-Chip</text:a> (SoC) </text:p>
                          </text:list-item>
                          <text:list-item>
                            <text:p text:style-name="P60"><text:a xlink:type="simple" xlink:href="https://en.wikipedia.org/wiki/Multiprocessor_system-on-chip" text:style-name="Internet_20_link" text:visited-style-name="Visited_20_Internet_20_Link">Multiprocessor</text:a> (MPSoC) </text:p>
                          </text:list-item>
                          <text:list-item>
                            <text:p text:style-name="P60"><text:a xlink:type="simple" xlink:href="https://en.wikipedia.org/wiki/Programmable_system-on-chip" text:style-name="Internet_20_link" text:visited-style-name="Visited_20_Internet_20_Link">Programmable</text:a> (PSoC) </text:p>
                          </text:list-item>
                          <text:list-item>
                            <text:p text:style-name="P93"><text:a xlink:type="simple" xlink:href="https://en.wikipedia.org/wiki/Network_on_a_chip" text:style-name="Internet_20_link" text:visited-style-name="Visited_20_Internet_20_Link">Network-on-Chip</text:a> (NoC)</text:p>
                          </text:list-item>
                        </text:list>
                      </table:table-cell>
                    </table:table-row>
                    <table:table-row>
                      <table:table-cell table:style-name="Table7.A1" office:value-type="string">
                        <text:p text:style-name="Table_20_Heading"><text:a xlink:type="simple" xlink:href="https://en.wikipedia.org/wiki/Hardware_acceleration" text:style-name="Internet_20_link" text:visited-style-name="Visited_20_Internet_20_Link">Hardware<text:line-break/>accelerators</text:a></text:p>
                      </table:table-cell>
                      <table:table-cell table:style-name="Table7.B1" office:value-type="string">
                        <text:list xml:id="list2698875768" text:style-name="L38">
                          <text:list-item>
                            <text:p text:style-name="P61"><text:a xlink:type="simple" xlink:href="https://en.wikipedia.org/wiki/AI_accelerator" text:style-name="Internet_20_link" text:visited-style-name="Visited_20_Internet_20_Link">AI accelerator</text:a> </text:p>
                          </text:list-item>
                          <text:list-item>
                            <text:p text:style-name="P61"><text:a xlink:type="simple" xlink:href="https://en.wikipedia.org/wiki/Vision_processing_unit" text:style-name="Internet_20_link" text:visited-style-name="Visited_20_Internet_20_Link">Vision processing unit</text:a> (VPU) </text:p>
                          </text:list-item>
                          <text:list-item>
                            <text:p text:style-name="P61"><text:a xlink:type="simple" xlink:href="https://en.wikipedia.org/wiki/Physics_processing_unit" text:style-name="Internet_20_link" text:visited-style-name="Visited_20_Internet_20_Link">Physics processing unit</text:a> (PPU) </text:p>
                          </text:list-item>
                          <text:list-item>
                            <text:p text:style-name="P61"><text:a xlink:type="simple" xlink:href="https://en.wikipedia.org/wiki/Digital_signal_processor" text:style-name="Internet_20_link" text:visited-style-name="Visited_20_Internet_20_Link">Digital signal processor</text:a> (DSP) </text:p>
                          </text:list-item>
                          <text:list-item>
                            <text:p text:style-name="P61"><text:a xlink:type="simple" xlink:href="https://en.wikipedia.org/wiki/Tensor_processing_unit" text:style-name="Internet_20_link" text:visited-style-name="Visited_20_Internet_20_Link">Tensor processing unit</text:a> (TPU) </text:p>
                          </text:list-item>
                          <text:list-item>
                            <text:p text:style-name="P61"><text:a xlink:type="simple" xlink:href="https://en.wikipedia.org/wiki/Secure_cryptoprocessor" text:style-name="Internet_20_link" text:visited-style-name="Visited_20_Internet_20_Link">Secure cryptoprocessor</text:a> </text:p>
                          </text:list-item>
                          <text:list-item>
                            <text:p text:style-name="P61"><text:a xlink:type="simple" xlink:href="https://en.wikipedia.org/wiki/Network_processor" text:style-name="Internet_20_link" text:visited-style-name="Visited_20_Internet_20_Link">Network processor</text:a> </text:p>
                          </text:list-item>
                          <text:list-item>
                            <text:p text:style-name="P94"><text:a xlink:type="simple" xlink:href="https://en.wikipedia.org/wiki/Baseband_processor" text:style-name="Internet_20_link" text:visited-style-name="Visited_20_Internet_20_Link">Baseband processor</text:a></text:p>
                          </text:list-item>
                        </text:list>
                      </table:table-cell>
                    </table:table-row>
                  </table:table>
                  <text:p text:style-name="P73"/>
                </table:table-cell>
              </table:table-row>
              <table:table-row>
                <table:table-cell table:style-name="Table3.A1" office:value-type="string">
                  <text:p text:style-name="Table_20_Heading"><text:a xlink:type="simple" xlink:href="https://en.wikipedia.org/wiki/Word_(computer_architecture)" text:style-name="Internet_20_link" text:visited-style-name="Visited_20_Internet_20_Link">Word size</text:a></text:p>
                </table:table-cell>
                <table:table-cell table:style-name="Table3.B2" office:value-type="string">
                  <text:list xml:id="list3185243589" text:style-name="L39">
                    <text:list-item>
                      <text:p text:style-name="P62"><text:a xlink:type="simple" xlink:href="https://en.wikipedia.org/wiki/1-bit_architecture" text:style-name="Internet_20_link" text:visited-style-name="Visited_20_Internet_20_Link">1-bit</text:a> </text:p>
                    </text:list-item>
                    <text:list-item>
                      <text:p text:style-name="P62"><text:a xlink:type="simple" xlink:href="https://en.wikipedia.org/wiki/2-bit_architecture" text:style-name="Internet_20_link" text:visited-style-name="Visited_20_Internet_20_Link">2-bit</text:a> </text:p>
                    </text:list-item>
                    <text:list-item>
                      <text:p text:style-name="P62"><text:a xlink:type="simple" xlink:href="https://en.wikipedia.org/wiki/4-bit" text:style-name="Internet_20_link" text:visited-style-name="Visited_20_Internet_20_Link">4-bit</text:a> </text:p>
                    </text:list-item>
                    <text:list-item>
                      <text:p text:style-name="P62"><text:a xlink:type="simple" xlink:href="https://en.wikipedia.org/wiki/8-bit" text:style-name="Internet_20_link" text:visited-style-name="Visited_20_Internet_20_Link">8-bit</text:a> </text:p>
                    </text:list-item>
                    <text:list-item>
                      <text:p text:style-name="P62"><text:a xlink:type="simple" xlink:href="https://en.wikipedia.org/wiki/16-bit" text:style-name="Internet_20_link" text:visited-style-name="Visited_20_Internet_20_Link">16-bit</text:a> </text:p>
                    </text:list-item>
                    <text:list-item>
                      <text:p text:style-name="P62"><text:a xlink:type="simple" xlink:href="https://en.wikipedia.org/wiki/32-bit" text:style-name="Internet_20_link" text:visited-style-name="Visited_20_Internet_20_Link">32-bit</text:a> </text:p>
                    </text:list-item>
                    <text:list-item>
                      <text:p text:style-name="P62"><text:soft-page-break/><text:a xlink:type="simple" xlink:href="https://en.wikipedia.org/wiki/48-bit" text:style-name="Internet_20_link" text:visited-style-name="Visited_20_Internet_20_Link">48-bit</text:a> </text:p>
                    </text:list-item>
                    <text:list-item>
                      <text:p text:style-name="P62"><text:a xlink:type="simple" xlink:href="https://en.wikipedia.org/wiki/64-bit_computing" text:style-name="Internet_20_link" text:visited-style-name="Visited_20_Internet_20_Link">64-bit</text:a> </text:p>
                    </text:list-item>
                    <text:list-item>
                      <text:p text:style-name="P62">128-bit </text:p>
                    </text:list-item>
                    <text:list-item>
                      <text:p text:style-name="P62"><text:a xlink:type="simple" xlink:href="https://en.wikipedia.org/wiki/256-bit" text:style-name="Internet_20_link" text:visited-style-name="Visited_20_Internet_20_Link">256-bit</text:a> </text:p>
                    </text:list-item>
                    <text:list-item>
                      <text:p text:style-name="P62"><text:a xlink:type="simple" xlink:href="https://en.wikipedia.org/wiki/512-bit" text:style-name="Internet_20_link" text:visited-style-name="Visited_20_Internet_20_Link">512-bit</text:a> </text:p>
                    </text:list-item>
                    <text:list-item>
                      <text:p text:style-name="P62"><text:a xlink:type="simple" xlink:href="https://en.wikipedia.org/wiki/Word_(computer_architecture)#Table_of_word_sizes" text:style-name="Internet_20_link" text:visited-style-name="Visited_20_Internet_20_Link">others</text:a> </text:p>
                      <text:list>
                        <text:list-item>
                          <text:p text:style-name="P95"><text:a xlink:type="simple" xlink:href="https://en.wikipedia.org/wiki/Word_(computer_architecture)#Variable_word_architectures" text:style-name="Internet_20_link" text:visited-style-name="Visited_20_Internet_20_Link">variable</text:a></text:p>
                        </text:list-item>
                      </text:list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Table_20_Heading">Core count</text:p>
                </table:table-cell>
                <table:table-cell table:style-name="Table3.B2" office:value-type="string">
                  <text:list xml:id="list2693884025" text:style-name="L40">
                    <text:list-item>
                      <text:p text:style-name="P63"><text:a xlink:type="simple" xlink:href="https://en.wikipedia.org/wiki/Single-core" text:style-name="Internet_20_link" text:visited-style-name="Visited_20_Internet_20_Link">Single-core</text:a> </text:p>
                    </text:list-item>
                    <text:list-item>
                      <text:p text:style-name="P63"><text:a xlink:type="simple" xlink:href="https://en.wikipedia.org/wiki/Multi-core_processor" text:style-name="Internet_20_link" text:visited-style-name="Visited_20_Internet_20_Link">Multi-core</text:a> </text:p>
                    </text:list-item>
                    <text:list-item>
                      <text:p text:style-name="P63"><text:a xlink:type="simple" xlink:href="https://en.wikipedia.org/wiki/Manycore_processor" text:style-name="Internet_20_link" text:visited-style-name="Visited_20_Internet_20_Link">Manycore</text:a> </text:p>
                    </text:list-item>
                    <text:list-item>
                      <text:p text:style-name="P96"><text:a xlink:type="simple" xlink:href="https://en.wikipedia.org/wiki/Heterogeneous_computing" text:style-name="Internet_20_link" text:visited-style-name="Visited_20_Internet_20_Link">Heterogeneous architecture</text:a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Table_20_Heading">Components</text:p>
                </table:table-cell>
                <table:table-cell table:style-name="Table3.B2" office:value-type="string">
                  <text:list xml:id="list3128158695" text:style-name="L41">
                    <text:list-item>
                      <text:p text:style-name="P64"><text:a xlink:type="simple" xlink:href="https://en.wikipedia.org/wiki/Processor_core" text:style-name="Internet_20_link" text:visited-style-name="Visited_20_Internet_20_Link">Core</text:a> </text:p>
                    </text:list-item>
                    <text:list-item>
                      <text:p text:style-name="P64"><text:a xlink:type="simple" xlink:href="https://en.wikipedia.org/wiki/Cache_(computing)" text:style-name="Internet_20_link" text:visited-style-name="Visited_20_Internet_20_Link">Cache</text:a> </text:p>
                      <text:list>
                        <text:list-item>
                          <text:p text:style-name="P64"><text:a xlink:type="simple" xlink:href="https://en.wikipedia.org/wiki/CPU_cache" text:style-name="Internet_20_link" text:visited-style-name="Visited_20_Internet_20_Link">CPU cache</text:a> </text:p>
                        </text:list-item>
                        <text:list-item>
                          <text:p text:style-name="P64"><text:a xlink:type="simple" xlink:href="https://en.wikipedia.org/wiki/Cache_replacement_policies" text:style-name="Internet_20_link" text:visited-style-name="Visited_20_Internet_20_Link">replacement policies</text:a> </text:p>
                        </text:list-item>
                        <text:list-item>
                          <text:p text:style-name="P64"><text:a xlink:type="simple" xlink:href="https://en.wikipedia.org/wiki/Cache_coherence" text:style-name="Internet_20_link" text:visited-style-name="Visited_20_Internet_20_Link">coherence</text:a></text:p>
                        </text:list-item>
                      </text:list>
                    </text:list-item>
                    <text:list-item>
                      <text:p text:style-name="P64"><text:a xlink:type="simple" xlink:href="https://en.wikipedia.org/wiki/Bus_(computing)" text:style-name="Internet_20_link" text:visited-style-name="Visited_20_Internet_20_Link">Bus</text:a> </text:p>
                    </text:list-item>
                    <text:list-item>
                      <text:p text:style-name="P64"><text:a xlink:type="simple" xlink:href="https://en.wikipedia.org/wiki/Clock_rate" text:style-name="Internet_20_link" text:visited-style-name="Visited_20_Internet_20_Link">Clock rate</text:a> </text:p>
                    </text:list-item>
                    <text:list-item>
                      <text:p text:style-name="P97"><text:a xlink:type="simple" xlink:href="https://en.wikipedia.org/wiki/FIFO_(computing_and_electronics)" text:style-name="Internet_20_link" text:visited-style-name="Visited_20_Internet_20_Link">FIFO</text:a></text:p>
                    </text:list-item>
                  </text:list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Table_20_Heading"><text:a xlink:type="simple" xlink:href="https://en.wikipedia.org/wiki/Execution_unit" text:style-name="Internet_20_link" text:visited-style-name="Visited_20_Internet_20_Link">Functional units</text:a></text:p>
                      </table:table-cell>
                      <table:table-cell table:style-name="Table8.B1" office:value-type="string">
                        <text:list xml:id="list465136041" text:style-name="L42">
                          <text:list-item>
                            <text:p text:style-name="P65"><text:a xlink:type="simple" xlink:href="https://en.wikipedia.org/wiki/Arithmetic_logic_unit" text:style-name="Internet_20_link" text:visited-style-name="Visited_20_Internet_20_Link">Arithmetic logic unt</text:a> (ALU) </text:p>
                          </text:list-item>
                          <text:list-item>
                            <text:p text:style-name="P65"><text:a xlink:type="simple" xlink:href="https://en.wikipedia.org/wiki/Address_generation_unit" text:style-name="Internet_20_link" text:visited-style-name="Visited_20_Internet_20_Link">Address generation unit</text:a> (AGU) </text:p>
                          </text:list-item>
                          <text:list-item>
                            <text:p text:style-name="P65"><text:a xlink:type="simple" xlink:href="https://en.wikipedia.org/wiki/Floating-point_unit" text:style-name="Internet_20_link" text:visited-style-name="Visited_20_Internet_20_Link">Floating-point unit</text:a> (FPU) </text:p>
                          </text:list-item>
                          <text:list-item>
                            <text:p text:style-name="P65"><text:a xlink:type="simple" xlink:href="https://en.wikipedia.org/wiki/Memory_management_unit" text:style-name="Internet_20_link" text:visited-style-name="Visited_20_Internet_20_Link">Memory management unit</text:a> </text:p>
                            <text:list>
                              <text:list-item>
                                <text:p text:style-name="P65"><text:a xlink:type="simple" xlink:href="https://en.wikipedia.org/wiki/Load–store_unit" text:style-name="Internet_20_link" text:visited-style-name="Visited_20_Internet_20_Link">Load–store unit</text:a> </text:p>
                              </text:list-item>
                              <text:list-item>
                                <text:p text:style-name="P98"><text:a xlink:type="simple" xlink:href="https://en.wikipedia.org/wiki/Translation_lookaside_buffer" text:style-name="Internet_20_link" text:visited-style-name="Visited_20_Internet_20_Link">Translation lookaside buffer</text:a> (TLB)</text:p>
                              </text:list-item>
                            </text:list>
                          </text:list-item>
                        </text:list>
                      </table:table-cell>
                    </table:table-row>
                    <table:table-row>
                      <table:table-cell table:style-name="Table8.A1" office:value-type="string">
                        <text:p text:style-name="Table_20_Heading"><text:a xlink:type="simple" xlink:href="https://en.wikipedia.org/wiki/Digital_logic" text:style-name="Internet_20_link" text:visited-style-name="Visited_20_Internet_20_Link">Logic</text:a></text:p>
                      </table:table-cell>
                      <table:table-cell table:style-name="Table8.B1" office:value-type="string">
                        <text:list xml:id="list4130844325" text:style-name="L43">
                          <text:list-item>
                            <text:p text:style-name="P66"><text:a xlink:type="simple" xlink:href="https://en.wikipedia.org/wiki/Combinational_logic" text:style-name="Internet_20_link" text:visited-style-name="Visited_20_Internet_20_Link">Combinational</text:a> </text:p>
                          </text:list-item>
                          <text:list-item>
                            <text:p text:style-name="P66"><text:a xlink:type="simple" xlink:href="https://en.wikipedia.org/wiki/Sequential_logic" text:style-name="Internet_20_link" text:visited-style-name="Visited_20_Internet_20_Link">Sequential</text:a> </text:p>
                          </text:list-item>
                          <text:list-item>
                            <text:p text:style-name="P66"><text:a xlink:type="simple" xlink:href="https://en.wikipedia.org/wiki/Glue_logic" text:style-name="Internet_20_link" text:visited-style-name="Visited_20_Internet_20_Link">Glue</text:a> </text:p>
                          </text:list-item>
                          <text:list-item>
                            <text:p text:style-name="P66"><text:a xlink:type="simple" xlink:href="https://en.wikipedia.org/wiki/Logic_gate" text:style-name="Internet_20_link" text:visited-style-name="Visited_20_Internet_20_Link">Logic Gate</text:a> </text:p>
                            <text:list>
                              <text:list-item>
                                <text:p text:style-name="P66"><text:a xlink:type="simple" xlink:href="https://en.wikipedia.org/wiki/Quantum_logic_gate" text:style-name="Internet_20_link" text:visited-style-name="Visited_20_Internet_20_Link">Quantum</text:a> </text:p>
                              </text:list-item>
                              <text:list-item>
                                <text:p text:style-name="P99"><text:a xlink:type="simple" xlink:href="https://en.wikipedia.org/wiki/Gate_array" text:style-name="Internet_20_link" text:visited-style-name="Visited_20_Internet_20_Link">Array</text:a></text:p>
                              </text:list-item>
                            </text:list>
                          </text:list-item>
                        </text:list>
                      </table:table-cell>
                    </table:table-row>
                    <table:table-row>
                      <table:table-cell table:style-name="Table8.A1" office:value-type="string">
                        <text:p text:style-name="Table_20_Heading"><text:a xlink:type="simple" xlink:href="https://en.wikipedia.org/wiki/Hardware_register" text:style-name="Internet_20_link" text:visited-style-name="Visited_20_Internet_20_Link">Registers</text:a></text:p>
                      </table:table-cell>
                      <table:table-cell table:style-name="Table8.B1" office:value-type="string">
                        <text:list xml:id="list1653501782" text:style-name="L44">
                          <text:list-item>
                            <text:p text:style-name="P67"><text:a xlink:type="simple" xlink:href="https://en.wikipedia.org/wiki/Processor_register" text:style-name="Internet_20_link" text:visited-style-name="Visited_20_Internet_20_Link">Processor register</text:a> </text:p>
                          </text:list-item>
                          <text:list-item>
                            <text:p text:style-name="P67"><text:a xlink:type="simple" xlink:href="https://en.wikipedia.org/wiki/Register_file" text:style-name="Internet_20_link" text:visited-style-name="Visited_20_Internet_20_Link">Register file</text:a> </text:p>
                          </text:list-item>
                          <text:list-item>
                            <text:p text:style-name="P67"><text:a xlink:type="simple" xlink:href="https://en.wikipedia.org/wiki/Memory_buffer_register" text:style-name="Internet_20_link" text:visited-style-name="Visited_20_Internet_20_Link">Memory buffer</text:a> </text:p>
                          </text:list-item>
                          <text:list-item>
                            <text:p text:style-name="P67"><text:a xlink:type="simple" xlink:href="https://en.wikipedia.org/wiki/Program_counter" text:style-name="Internet_20_link" text:visited-style-name="Visited_20_Internet_20_Link">Program counter</text:a> </text:p>
                          </text:list-item>
                          <text:list-item>
                            <text:p text:style-name="P100"><text:a xlink:type="simple" xlink:href="https://en.wikipedia.org/wiki/Stack_register" text:style-name="Internet_20_link" text:visited-style-name="Visited_20_Internet_20_Link">Stack</text:a></text:p>
                          </text:list-item>
                        </text:list>
                      </table:table-cell>
                    </table:table-row>
                    <table:table-row>
                      <table:table-cell table:style-name="Table8.A1" office:value-type="string">
                        <text:p text:style-name="Table_20_Heading"><text:a xlink:type="simple" xlink:href="https://en.wikipedia.org/wiki/Control_unit" text:style-name="Internet_20_link" text:visited-style-name="Visited_20_Internet_20_Link">Control unit</text:a></text:p>
                      </table:table-cell>
                      <table:table-cell table:style-name="Table8.B1" office:value-type="string">
                        <text:list xml:id="list2046043808" text:style-name="L45">
                          <text:list-item>
                            <text:p text:style-name="P68"><text:a xlink:type="simple" xlink:href="https://en.wikipedia.org/wiki/Instruction_unit" text:style-name="Internet_20_link" text:visited-style-name="Visited_20_Internet_20_Link">Instruction unit</text:a> </text:p>
                          </text:list-item>
                          <text:list-item>
                            <text:p text:style-name="P68"><text:a xlink:type="simple" xlink:href="https://en.wikipedia.org/wiki/Data_buffer" text:style-name="Internet_20_link" text:visited-style-name="Visited_20_Internet_20_Link">Data buffer</text:a> </text:p>
                          </text:list-item>
                          <text:list-item>
                            <text:p text:style-name="P68"><text:a xlink:type="simple" xlink:href="https://en.wikipedia.org/wiki/Write_buffer" text:style-name="Internet_20_link" text:visited-style-name="Visited_20_Internet_20_Link">Write buffer</text:a> </text:p>
                          </text:list-item>
                          <text:list-item>
                            <text:p text:style-name="P68"><text:a xlink:type="simple" xlink:href="https://en.wikipedia.org/wiki/Microcode" text:style-name="Internet_20_link" text:visited-style-name="Visited_20_Internet_20_Link">Microcode</text:a> <text:a xlink:type="simple" xlink:href="https://en.wikipedia.org/wiki/ROM_image" text:style-name="Internet_20_link" text:visited-style-name="Visited_20_Internet_20_Link">ROM</text:a> </text:p>
                          </text:list-item>
                          <text:list-item>
                            <text:p text:style-name="P101"><text:soft-page-break/><text:a xlink:type="simple" xlink:href="https://en.wikipedia.org/wiki/Counter_(digital)" text:style-name="Internet_20_link" text:visited-style-name="Visited_20_Internet_20_Link">Counter</text:a></text:p>
                          </text:list-item>
                        </text:list>
                      </table:table-cell>
                    </table:table-row>
                    <table:table-row>
                      <table:table-cell table:style-name="Table8.A1" office:value-type="string">
                        <text:p text:style-name="Table_20_Heading"><text:a xlink:type="simple" xlink:href="https://en.wikipedia.org/wiki/Datapath" text:style-name="Internet_20_link" text:visited-style-name="Visited_20_Internet_20_Link">Datapath</text:a></text:p>
                      </table:table-cell>
                      <table:table-cell table:style-name="Table8.B1" office:value-type="string">
                        <text:list xml:id="list2033459208" text:style-name="L46">
                          <text:list-item>
                            <text:p text:style-name="P69"><text:a xlink:type="simple" xlink:href="https://en.wikipedia.org/wiki/Multiplexer" text:style-name="Internet_20_link" text:visited-style-name="Visited_20_Internet_20_Link">Multiplexer</text:a> </text:p>
                          </text:list-item>
                          <text:list-item>
                            <text:p text:style-name="P69"><text:a xlink:type="simple" xlink:href="https://en.wikipedia.org/wiki/Demultiplexer" text:style-name="Internet_20_link" text:visited-style-name="Visited_20_Internet_20_Link">Demultiplexer</text:a> </text:p>
                          </text:list-item>
                          <text:list-item>
                            <text:p text:style-name="P69"><text:a xlink:type="simple" xlink:href="https://en.wikipedia.org/wiki/Adder_(electronics)" text:style-name="Internet_20_link" text:visited-style-name="Visited_20_Internet_20_Link">Adder</text:a> </text:p>
                          </text:list-item>
                          <text:list-item>
                            <text:p text:style-name="P69"><text:a xlink:type="simple" xlink:href="https://en.wikipedia.org/wiki/Binary_multiplier" text:style-name="Internet_20_link" text:visited-style-name="Visited_20_Internet_20_Link">Multiplier</text:a> </text:p>
                            <text:list>
                              <text:list-item>
                                <text:p text:style-name="P69"><text:a xlink:type="simple" xlink:href="https://en.wikipedia.org/wiki/CPU_multiplier" text:style-name="Internet_20_link" text:visited-style-name="Visited_20_Internet_20_Link">CPU</text:a></text:p>
                              </text:list-item>
                            </text:list>
                          </text:list-item>
                          <text:list-item>
                            <text:p text:style-name="P69"><text:a xlink:type="simple" xlink:href="https://en.wikipedia.org/wiki/Binary_decoder" text:style-name="Internet_20_link" text:visited-style-name="Visited_20_Internet_20_Link">Binary decoder</text:a> </text:p>
                            <text:list>
                              <text:list-item>
                                <text:p text:style-name="P69"><text:a xlink:type="simple" xlink:href="https://en.wikipedia.org/wiki/Address_decoder" text:style-name="Internet_20_link" text:visited-style-name="Visited_20_Internet_20_Link">Address decoder</text:a> </text:p>
                              </text:list-item>
                              <text:list-item>
                                <text:p text:style-name="P69"><text:a xlink:type="simple" xlink:href="https://en.wikipedia.org/wiki/Sum_addressed_decoder" text:style-name="Internet_20_link" text:visited-style-name="Visited_20_Internet_20_Link">Sum addressed decoder</text:a></text:p>
                              </text:list-item>
                            </text:list>
                          </text:list-item>
                          <text:list-item>
                            <text:p text:style-name="P102"><text:a xlink:type="simple" xlink:href="https://en.wikipedia.org/wiki/Barrel_shifter" text:style-name="Internet_20_link" text:visited-style-name="Visited_20_Internet_20_Link">Barrel shifter</text:a></text:p>
                          </text:list-item>
                        </text:list>
                      </table:table-cell>
                    </table:table-row>
                    <table:table-row>
                      <table:table-cell table:style-name="Table8.A1" office:value-type="string">
                        <text:p text:style-name="Table_20_Heading"><text:a xlink:type="simple" xlink:href="https://en.wikipedia.org/wiki/Electronic_circuit" text:style-name="Internet_20_link" text:visited-style-name="Visited_20_Internet_20_Link">Circuitry</text:a></text:p>
                      </table:table-cell>
                      <table:table-cell table:style-name="Table8.B1" office:value-type="string">
                        <text:list xml:id="list2076202990" text:style-name="L47">
                          <text:list-item>
                            <text:p text:style-name="P70"><text:a xlink:type="simple" xlink:href="https://en.wikipedia.org/wiki/Integrated_circuit" text:style-name="Internet_20_link" text:visited-style-name="Visited_20_Internet_20_Link">Integrated circuit</text:a> </text:p>
                            <text:list>
                              <text:list-item>
                                <text:p text:style-name="P70"><text:a xlink:type="simple" xlink:href="https://en.wikipedia.org/wiki/Three-dimensional_integrated_circuit" text:style-name="Internet_20_link" text:visited-style-name="Visited_20_Internet_20_Link">3D</text:a> </text:p>
                              </text:list-item>
                              <text:list-item>
                                <text:p text:style-name="P70"><text:a xlink:type="simple" xlink:href="https://en.wikipedia.org/wiki/Mixed-signal_integrated_circuit" text:style-name="Internet_20_link" text:visited-style-name="Visited_20_Internet_20_Link">Mixed signal</text:a> </text:p>
                              </text:list-item>
                              <text:list-item>
                                <text:p text:style-name="P70"><text:a xlink:type="simple" xlink:href="https://en.wikipedia.org/wiki/Power_management_integrated_circuit" text:style-name="Internet_20_link" text:visited-style-name="Visited_20_Internet_20_Link">Power management</text:a></text:p>
                              </text:list-item>
                            </text:list>
                          </text:list-item>
                          <text:list-item>
                            <text:p text:style-name="P70"><text:a xlink:type="simple" xlink:href="https://en.wikipedia.org/wiki/Boolean_circuit" text:style-name="Internet_20_link" text:visited-style-name="Visited_20_Internet_20_Link">Boolean</text:a> </text:p>
                          </text:list-item>
                          <text:list-item>
                            <text:p text:style-name="P70"><text:a xlink:type="simple" xlink:href="https://en.wikipedia.org/wiki/Digital_circuit" text:style-name="Internet_20_link" text:visited-style-name="Visited_20_Internet_20_Link">Digital</text:a> </text:p>
                          </text:list-item>
                          <text:list-item>
                            <text:p text:style-name="P70"><text:a xlink:type="simple" xlink:href="https://en.wikipedia.org/wiki/Analog_circuit" text:style-name="Internet_20_link" text:visited-style-name="Visited_20_Internet_20_Link">Analog</text:a> </text:p>
                          </text:list-item>
                          <text:list-item>
                            <text:p text:style-name="P70"><text:a xlink:type="simple" xlink:href="https://en.wikipedia.org/wiki/Quantum_circuit" text:style-name="Internet_20_link" text:visited-style-name="Visited_20_Internet_20_Link">Quantum</text:a> </text:p>
                          </text:list-item>
                          <text:list-item>
                            <text:p text:style-name="P103"><text:a xlink:type="simple" xlink:href="https://en.wikipedia.org/wiki/Switch#Electronic_switches" text:style-name="Internet_20_link" text:visited-style-name="Visited_20_Internet_20_Link">Switch</text:a></text:p>
                          </text:list-item>
                        </text:list>
                      </table:table-cell>
                    </table:table-row>
                  </table:table>
                  <text:p text:style-name="P73"/>
                </table:table-cell>
              </table:table-row>
              <table:table-row>
                <table:table-cell table:style-name="Table3.A1" office:value-type="string">
                  <text:p text:style-name="Table_20_Heading"><text:a xlink:type="simple" xlink:href="https://en.wikipedia.org/wiki/Power_management" text:style-name="Internet_20_link" text:visited-style-name="Visited_20_Internet_20_Link">Power<text:line-break/>management</text:a></text:p>
                </table:table-cell>
                <table:table-cell table:style-name="Table3.B2" office:value-type="string">
                  <text:list xml:id="list3911336103" text:style-name="L48">
                    <text:list-item>
                      <text:p text:style-name="P71"><text:a xlink:type="simple" xlink:href="https://en.wikipedia.org/wiki/Power_Management_Unit" text:style-name="Internet_20_link" text:visited-style-name="Visited_20_Internet_20_Link">PMU</text:a> </text:p>
                    </text:list-item>
                    <text:list-item>
                      <text:p text:style-name="P71"><text:a xlink:type="simple" xlink:href="https://en.wikipedia.org/wiki/Advanced_Power_Management" text:style-name="Internet_20_link" text:visited-style-name="Visited_20_Internet_20_Link">APM</text:a> </text:p>
                    </text:list-item>
                    <text:list-item>
                      <text:p text:style-name="P71"><text:a xlink:type="simple" xlink:href="https://en.wikipedia.org/wiki/Advanced_Configuration_and_Power_Interface" text:style-name="Internet_20_link" text:visited-style-name="Visited_20_Internet_20_Link">ACPI</text:a> </text:p>
                    </text:list-item>
                    <text:list-item>
                      <text:p text:style-name="P71"><text:a xlink:type="simple" xlink:href="https://en.wikipedia.org/wiki/Dynamic_frequency_scaling" text:style-name="Internet_20_link" text:visited-style-name="Visited_20_Internet_20_Link">Dynamic frequency scaling</text:a> </text:p>
                    </text:list-item>
                    <text:list-item>
                      <text:p text:style-name="P71"><text:a xlink:type="simple" xlink:href="https://en.wikipedia.org/wiki/Dynamic_voltage_scaling" text:style-name="Internet_20_link" text:visited-style-name="Visited_20_Internet_20_Link">Dynamic voltage scaling</text:a> </text:p>
                    </text:list-item>
                    <text:list-item>
                      <text:p text:style-name="P71"><text:a xlink:type="simple" xlink:href="https://en.wikipedia.org/wiki/Clock_gating" text:style-name="Internet_20_link" text:visited-style-name="Visited_20_Internet_20_Link">Clock gating</text:a> </text:p>
                    </text:list-item>
                    <text:list-item>
                      <text:p text:style-name="P104"><text:a xlink:type="simple" xlink:href="https://en.wikipedia.org/wiki/Performance_per_watt" text:style-name="Internet_20_link" text:visited-style-name="Visited_20_Internet_20_Link">Performance per watt</text:a> (PPW)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Table_20_Heading">Related</text:p>
                </table:table-cell>
                <table:table-cell table:style-name="Table3.B2" office:value-type="string">
                  <text:list xml:id="list1099353701" text:style-name="L49">
                    <text:list-item>
                      <text:p text:style-name="P72"><text:a xlink:type="simple" xlink:href="https://en.wikipedia.org/wiki/History_of_general-purpose_CPUs" text:style-name="Internet_20_link" text:visited-style-name="Visited_20_Internet_20_Link">History of general-purpose CPUs</text:a> </text:p>
                    </text:list-item>
                    <text:list-item>
                      <text:p text:style-name="P72"><text:a xlink:type="simple" xlink:href="https://en.wikipedia.org/wiki/Microprocessor_chronology" text:style-name="Internet_20_link" text:visited-style-name="Visited_20_Internet_20_Link">Microprocessor chronology</text:a> </text:p>
                    </text:list-item>
                    <text:list-item>
                      <text:p text:style-name="P72"><text:a xlink:type="simple" xlink:href="https://en.wikipedia.org/wiki/Processor_design" text:style-name="Internet_20_link" text:visited-style-name="Visited_20_Internet_20_Link">Processor design</text:a> </text:p>
                    </text:list-item>
                    <text:list-item>
                      <text:p text:style-name="P72"><text:a xlink:type="simple" xlink:href="https://en.wikipedia.org/wiki/Digital_electronics" text:style-name="Internet_20_link" text:visited-style-name="Visited_20_Internet_20_Link">Digital electronics</text:a> </text:p>
                    </text:list-item>
                    <text:list-item>
                      <text:p text:style-name="P105"><text:a xlink:type="simple" xlink:href="https://en.wikipedia.org/wiki/Hardware_security_module" text:style-name="Internet_20_link" text:visited-style-name="Visited_20_Internet_20_Link">Hardware security module</text:a></text:p>
                    </text:list-item>
                  </text:list>
                </table:table-cell>
              </table:table-row>
            </table:table>
            <text:p text:style-name="Text_20_body"/>
          </text:section>
          <text:section text:style-name="Sect1" text:name="catlinks">
            <text:p text:style-name="Text_20_body"/>
            <text:section text:style-name="Sect1" text:name="mw-normal-catlinks">
              <text:p text:style-name="Text_20_body"><text:a xlink:type="simple" xlink:href="https://en.wikipedia.org/wiki/Help:Category" text:style-name="Internet_20_link" text:visited-style-name="Visited_20_Internet_20_Link">Categories</text:a>: </text:p>
              <text:list xml:id="list1834600084" text:style-name="L50">
                <text:list-item>
                  <text:p text:style-name="P4"><text:a xlink:type="simple" xlink:href="https://en.wikipedia.org/wiki/Category:Data_unit" text:style-name="Internet_20_link" text:visited-style-name="Visited_20_Internet_20_Link">Data unit</text:a></text:p>
                </text:list-item>
              </text:list>
            </text:section>
          </text:section>
        </text:section>
      </text:section>
      <text:section text:style-name="Sect1" text:name="mw-navigation">
        <text:h text:style-name="Heading_20_2" text:outline-level="2">Navigation menu</text:h>
        <text:section text:style-name="Sect1" text:name="mw-head">
          <text:p text:style-name="Text_20_body"/>
          <text:section text:style-name="Sect1" text:name="p-personal">
            <text:list xml:id="list1621438773" text:style-name="L51">
              <text:list-item>
                <text:p text:style-name="P23"><text:bookmark text:name="pt-anonuserpage"/><text:soft-page-break/>Not logged in</text:p>
              </text:list-item>
              <text:list-item>
                <text:p text:style-name="P23"><text:bookmark text:name="pt-anontalk"/><text:a xlink:type="simple" xlink:href="https://en.wikipedia.org/wiki/Special:MyTalk" text:style-name="Internet_20_link" text:visited-style-name="Visited_20_Internet_20_Link">Talk</text:a></text:p>
              </text:list-item>
              <text:list-item>
                <text:p text:style-name="P23"><text:bookmark text:name="pt-anoncontribs"/><text:a xlink:type="simple" xlink:href="https://en.wikipedia.org/wiki/Special:MyContributions" text:style-name="Internet_20_link" text:visited-style-name="Visited_20_Internet_20_Link">Contributions</text:a></text:p>
              </text:list-item>
              <text:list-item>
                <text:p text:style-name="P23"><text:bookmark text:name="pt-createaccount"/><text:a xlink:type="simple" xlink:href="https://en.wikipedia.org/w/index.php?title=Special:CreateAccount&amp;returnto=128-bit" text:style-name="Internet_20_link" text:visited-style-name="Visited_20_Internet_20_Link">Create account</text:a></text:p>
              </text:list-item>
              <text:list-item>
                <text:p text:style-name="P5"><text:bookmark text:name="pt-login"/><text:a xlink:type="simple" xlink:href="https://en.wikipedia.org/w/index.php?title=Special:UserLogin&amp;returnto=128-bit" text:style-name="Internet_20_link" text:visited-style-name="Visited_20_Internet_20_Link">Log in</text:a> </text:p>
              </text:list-item>
            </text:list>
          </text:section>
          <text:section text:style-name="Sect1" text:name="left-navigation">
            <text:p text:style-name="Text_20_body"/>
            <text:section text:style-name="Sect1" text:name="p-namespaces">
              <text:list xml:id="list832244763" text:style-name="L52">
                <text:list-item>
                  <text:p text:style-name="P24"><text:bookmark text:name="ca-nstab-main"/><text:a xlink:type="simple" xlink:href="https://en.wikipedia.org/wiki/128-bit" text:style-name="Internet_20_link" text:visited-style-name="Visited_20_Internet_20_Link">Article</text:a></text:p>
                </text:list-item>
                <text:list-item>
                  <text:p text:style-name="P6"><text:bookmark text:name="ca-talk"/><text:a xlink:type="simple" xlink:href="https://en.wikipedia.org/wiki/Talk:128-bit" text:style-name="Internet_20_link" text:visited-style-name="Visited_20_Internet_20_Link">Talk</text:a> </text:p>
                </text:list-item>
              </text:list>
            </text:section>
          </text:section>
          <text:section text:style-name="Sect1" text:name="right-navigation">
            <text:p text:style-name="Text_20_body"/>
            <text:section text:style-name="Sect1" text:name="p-views">
              <text:list xml:id="list1151843351" text:style-name="L53">
                <text:list-item>
                  <text:p text:style-name="P25"><text:bookmark text:name="ca-view"/><text:a xlink:type="simple" xlink:href="https://en.wikipedia.org/wiki/128-bit" text:style-name="Internet_20_link" text:visited-style-name="Visited_20_Internet_20_Link">Read</text:a></text:p>
                </text:list-item>
                <text:list-item>
                  <text:p text:style-name="P25"><text:bookmark text:name="ca-edit"/><text:a xlink:type="simple" xlink:href="https://en.wikipedia.org/w/index.php?title=128-bit&amp;action=edit" text:style-name="Internet_20_link" text:visited-style-name="Visited_20_Internet_20_Link">Edit</text:a></text:p>
                </text:list-item>
                <text:list-item>
                  <text:p text:style-name="P7"><text:bookmark text:name="ca-history"/><text:a xlink:type="simple" xlink:href="https://en.wikipedia.org/w/index.php?title=128-bit&amp;action=history" text:style-name="Internet_20_link" text:visited-style-name="Visited_20_Internet_20_Link">View history</text:a> </text:p>
                </text:list-item>
              </text:list>
            </text:section>
            <text:section text:style-name="Sect1" text:name="p-search">
              <text:h text:style-name="Heading_20_3" text:outline-level="3">Search </text:h>
              <text:section text:style-name="Sect1" text:name="simpleSearch">
                <text:p text:style-name="Text_20_body"><text:bookmark text:name="searchInput"/><draw:control text:anchor-type="as-char" draw:z-index="0" draw:style-name="gr1" draw:text-style-name="P108" svg:width="1.5421in" svg:height="0.2504in" draw:control="control1"/></text:p>
              </text:section>
            </text:section>
          </text:section>
        </text:section>
      </text:section>
      <text:section text:style-name="Sect1" text:name="mw-panel">
        <text:p text:style-name="Text_20_body"/>
        <text:section text:style-name="Sect1" text:name="p-logo">
          <text:p text:style-name="Text_20_body"/>
        </text:section>
        <text:section text:style-name="Sect1" text:name="p-navigation">
          <text:list xml:id="list81292278" text:style-name="L54">
            <text:list-item>
              <text:p text:style-name="P26"><text:bookmark text:name="n-mainpage-description"/><text:a xlink:type="simple" xlink:href="https://en.wikipedia.org/wiki/Main_Page" text:style-name="Internet_20_link" text:visited-style-name="Visited_20_Internet_20_Link">Main page</text:a></text:p>
            </text:list-item>
            <text:list-item>
              <text:p text:style-name="P26"><text:bookmark text:name="n-contents"/><text:a xlink:type="simple" xlink:href="https://en.wikipedia.org/wiki/Portal:Contents" text:style-name="Internet_20_link" text:visited-style-name="Visited_20_Internet_20_Link">Contents</text:a></text:p>
            </text:list-item>
            <text:list-item>
              <text:p text:style-name="P26"><text:bookmark text:name="n-featuredcontent"/><text:a xlink:type="simple" xlink:href="https://en.wikipedia.org/wiki/Portal:Featured_content" text:style-name="Internet_20_link" text:visited-style-name="Visited_20_Internet_20_Link">Featured content</text:a></text:p>
            </text:list-item>
            <text:list-item>
              <text:p text:style-name="P26"><text:bookmark text:name="n-currentevents"/><text:a xlink:type="simple" xlink:href="https://en.wikipedia.org/wiki/Portal:Current_events" text:style-name="Internet_20_link" text:visited-style-name="Visited_20_Internet_20_Link">Current events</text:a></text:p>
            </text:list-item>
            <text:list-item>
              <text:p text:style-name="P26"><text:bookmark text:name="n-randompage"/><text:a xlink:type="simple" xlink:href="https://en.wikipedia.org/wiki/Special:Random" text:style-name="Internet_20_link" text:visited-style-name="Visited_20_Internet_20_Link">Random article</text:a></text:p>
            </text:list-item>
            <text:list-item>
              <text:p text:style-name="P26"><text:bookmark text:name="n-sitesupport"/><text:a xlink:type="simple" xlink:href="https://donate.wikimedia.org/wiki/Special:FundraiserRedirector?utm_source=donate&amp;utm_medium=sidebar&amp;utm_campaign=C13_en.wikipedia.org&amp;uselang=en" text:style-name="Internet_20_link" text:visited-style-name="Visited_20_Internet_20_Link">Donate to Wikipedia</text:a></text:p>
            </text:list-item>
            <text:list-item>
              <text:p text:style-name="P8"><text:bookmark text:name="n-shoplink"/><text:a xlink:type="simple" xlink:href="https://shop.wikimedia.org/" text:style-name="Internet_20_link" text:visited-style-name="Visited_20_Internet_20_Link">Wikipedia store</text:a> </text:p>
            </text:list-item>
          </text:list>
        </text:section>
        <text:section text:style-name="Sect1" text:name="p-interaction">
          <text:h text:style-name="Heading_20_3" text:outline-level="3"><text:bookmark text:name="p-interaction-label"/>Interaction</text:h>
          <text:list xml:id="list2584705600" text:style-name="L55">
            <text:list-item>
              <text:p text:style-name="P27"><text:bookmark text:name="n-help"/><text:a xlink:type="simple" xlink:href="https://en.wikipedia.org/wiki/Help:Contents" text:style-name="Internet_20_link" text:visited-style-name="Visited_20_Internet_20_Link">Help</text:a></text:p>
            </text:list-item>
            <text:list-item>
              <text:p text:style-name="P27"><text:bookmark text:name="n-aboutsite"/><text:a xlink:type="simple" xlink:href="https://en.wikipedia.org/wiki/Wikipedia:About" text:style-name="Internet_20_link" text:visited-style-name="Visited_20_Internet_20_Link">About Wikipedia</text:a></text:p>
            </text:list-item>
            <text:list-item>
              <text:p text:style-name="P27"><text:bookmark text:name="n-portal"/><text:a xlink:type="simple" xlink:href="https://en.wikipedia.org/wiki/Wikipedia:Community_portal" text:style-name="Internet_20_link" text:visited-style-name="Visited_20_Internet_20_Link">Community portal</text:a></text:p>
            </text:list-item>
            <text:list-item>
              <text:p text:style-name="P27"><text:bookmark text:name="n-recentchanges"/><text:a xlink:type="simple" xlink:href="https://en.wikipedia.org/wiki/Special:RecentChanges" text:style-name="Internet_20_link" text:visited-style-name="Visited_20_Internet_20_Link">Recent changes</text:a></text:p>
            </text:list-item>
            <text:list-item>
              <text:p text:style-name="P9"><text:bookmark text:name="n-contactpage"/><text:a xlink:type="simple" xlink:href="https://en.wikipedia.org/wiki/Wikipedia:Contact_us" text:style-name="Internet_20_link" text:visited-style-name="Visited_20_Internet_20_Link">Contact page</text:a> </text:p>
            </text:list-item>
          </text:list>
        </text:section>
        <text:section text:style-name="Sect1" text:name="p-tb">
          <text:h text:style-name="Heading_20_3" text:outline-level="3"><text:bookmark text:name="p-tb-label"/>Tools</text:h>
          <text:list xml:id="list1439524988" text:style-name="L56">
            <text:list-item>
              <text:p text:style-name="P28"><text:bookmark text:name="t-whatlinkshere"/><text:a xlink:type="simple" xlink:href="https://en.wikipedia.org/wiki/Special:WhatLinksHere/128-bit" text:style-name="Internet_20_link" text:visited-style-name="Visited_20_Internet_20_Link">What links here</text:a></text:p>
            </text:list-item>
            <text:list-item>
              <text:p text:style-name="P28"><text:bookmark text:name="t-recentchangeslinked"/><text:a xlink:type="simple" xlink:href="https://en.wikipedia.org/wiki/Special:RecentChangesLinked/128-bit" text:style-name="Internet_20_link" text:visited-style-name="Visited_20_Internet_20_Link">Related changes</text:a></text:p>
            </text:list-item>
            <text:list-item>
              <text:p text:style-name="P28"><text:bookmark text:name="t-upload"/><text:a xlink:type="simple" xlink:href="https://en.wikipedia.org/wiki/Wikipedia:File_Upload_Wizard" text:style-name="Internet_20_link" text:visited-style-name="Visited_20_Internet_20_Link">Upload file</text:a></text:p>
            </text:list-item>
            <text:list-item>
              <text:p text:style-name="P28"><text:bookmark text:name="t-specialpages"/><text:a xlink:type="simple" xlink:href="https://en.wikipedia.org/wiki/Special:SpecialPages" text:style-name="Internet_20_link" text:visited-style-name="Visited_20_Internet_20_Link">Special pages</text:a></text:p>
            </text:list-item>
            <text:list-item>
              <text:p text:style-name="P28"><text:bookmark text:name="t-permalink"/><text:a xlink:type="simple" xlink:href="https://en.wikipedia.org/w/index.php?title=128-bit&amp;oldid=875432653" text:style-name="Internet_20_link" text:visited-style-name="Visited_20_Internet_20_Link">Permanent link</text:a></text:p>
            </text:list-item>
            <text:list-item>
              <text:p text:style-name="P28"><text:bookmark text:name="t-info"/><text:soft-page-break/><text:a xlink:type="simple" xlink:href="https://en.wikipedia.org/w/index.php?title=128-bit&amp;action=info" text:style-name="Internet_20_link" text:visited-style-name="Visited_20_Internet_20_Link">Page information</text:a></text:p>
            </text:list-item>
            <text:list-item>
              <text:p text:style-name="P28"><text:bookmark text:name="t-wikibase"/><text:a xlink:type="simple" xlink:href="https://www.wikidata.org/wiki/Special:EntityPage/Q2296355" text:style-name="Internet_20_link" text:visited-style-name="Visited_20_Internet_20_Link">Wikidata item</text:a></text:p>
            </text:list-item>
            <text:list-item>
              <text:p text:style-name="P10"><text:bookmark text:name="t-cite"/><text:a xlink:type="simple" xlink:href="https://en.wikipedia.org/w/index.php?title=Special:CiteThisPage&amp;page=128-bit&amp;id=875432653" text:style-name="Internet_20_link" text:visited-style-name="Visited_20_Internet_20_Link">Cite this page</text:a> </text:p>
            </text:list-item>
          </text:list>
        </text:section>
        <text:section text:style-name="Sect1" text:name="p-coll-print_export">
          <text:h text:style-name="Heading_20_3" text:outline-level="3"><text:bookmark text:name="p-coll-print_export-label"/>Print/export</text:h>
          <text:list xml:id="list2282265978" text:style-name="L57">
            <text:list-item>
              <text:p text:style-name="P29"><text:bookmark text:name="coll-create_a_book"/><text:a xlink:type="simple" xlink:href="https://en.wikipedia.org/w/index.php?title=Special:Book&amp;bookcmd=book_creator&amp;referer=128-bit" text:style-name="Internet_20_link" text:visited-style-name="Visited_20_Internet_20_Link">Create a book</text:a></text:p>
            </text:list-item>
            <text:list-item>
              <text:p text:style-name="P29"><text:bookmark text:name="coll-download-as-rdf2latex"/><text:a xlink:type="simple" xlink:href="https://en.wikipedia.org/w/index.php?title=Special:ElectronPdf&amp;page=128-bit&amp;action=show-download-screen" text:style-name="Internet_20_link" text:visited-style-name="Visited_20_Internet_20_Link">Download as PDF</text:a></text:p>
            </text:list-item>
            <text:list-item>
              <text:p text:style-name="P11"><text:bookmark text:name="t-print"/><text:a xlink:type="simple" xlink:href="https://en.wikipedia.org/w/index.php?title=128-bit&amp;printable=yes" text:style-name="Internet_20_link" text:visited-style-name="Visited_20_Internet_20_Link">Printable version</text:a> </text:p>
            </text:list-item>
          </text:list>
        </text:section>
        <text:section text:style-name="Sect1" text:name="p-lang">
          <text:p text:style-name="Text_20_body"/>
        </text:section>
      </text:section>
      <text:h text:style-name="Heading_20_3" text:outline-level="3"><text:bookmark text:name="p-lang-label"/>Languages</text:h>
      <text:list xml:id="list2574128645" text:style-name="L58">
        <text:list-item>
          <text:p text:style-name="P30"><text:a xlink:type="simple" xlink:href="https://ar.wikipedia.org/wiki/128-بت" text:style-name="Internet_20_link" text:visited-style-name="Visited_20_Internet_20_Link"><text:span text:style-name="T7">العربية</text:span></text:a></text:p>
        </text:list-item>
        <text:list-item>
          <text:p text:style-name="P30"><text:a xlink:type="simple" xlink:href="https://es.wikipedia.org/wiki/128_bits" text:style-name="Internet_20_link" text:visited-style-name="Visited_20_Internet_20_Link"><text:span text:style-name="T8">Español</text:span></text:a></text:p>
        </text:list-item>
        <text:list-item>
          <text:p text:style-name="P30"><text:a xlink:type="simple" xlink:href="https://fr.wikipedia.org/wiki/Processeur_128_bits" text:style-name="Internet_20_link" text:visited-style-name="Visited_20_Internet_20_Link"><text:span text:style-name="T9">Français</text:span></text:a></text:p>
        </text:list-item>
        <text:list-item>
          <text:p text:style-name="P30"><text:a xlink:type="simple" xlink:href="https://ko.wikipedia.org/wiki/128비트" text:style-name="Internet_20_link" text:visited-style-name="Visited_20_Internet_20_Link"><text:span text:style-name="T10">한국어</text:span></text:a></text:p>
        </text:list-item>
        <text:list-item>
          <text:p text:style-name="P30"><text:a xlink:type="simple" xlink:href="https://it.wikipedia.org/wiki/128_bit" text:style-name="Internet_20_link" text:visited-style-name="Visited_20_Internet_20_Link"><text:span text:style-name="T11">Italiano</text:span></text:a></text:p>
        </text:list-item>
        <text:list-item>
          <text:p text:style-name="P30"><text:a xlink:type="simple" xlink:href="https://ms.wikipedia.org/wiki/128-bit" text:style-name="Internet_20_link" text:visited-style-name="Visited_20_Internet_20_Link"><text:span text:style-name="T12">Bahasa Melayu</text:span></text:a></text:p>
        </text:list-item>
        <text:list-item>
          <text:p text:style-name="P30"><text:a xlink:type="simple" xlink:href="https://pt.wikipedia.org/wiki/128_bits" text:style-name="Internet_20_link" text:visited-style-name="Visited_20_Internet_20_Link"><text:span text:style-name="T13">Português</text:span></text:a></text:p>
        </text:list-item>
        <text:list-item>
          <text:p text:style-name="P30"><text:a xlink:type="simple" xlink:href="https://ru.wikipedia.org/wiki/128_бит" text:style-name="Internet_20_link" text:visited-style-name="Visited_20_Internet_20_Link"><text:span text:style-name="T14">Русский</text:span></text:a></text:p>
        </text:list-item>
        <text:list-item>
          <text:p text:style-name="P12"><text:a xlink:type="simple" xlink:href="https://zh.wikipedia.org/wiki/128位元" text:style-name="Internet_20_link" text:visited-style-name="Visited_20_Internet_20_Link"><text:span text:style-name="T15">中文</text:span></text:a> </text:p>
        </text:list-item>
      </text:list>
      <text:section text:style-name="Sect1" text:name="Section4">
        <text:p text:style-name="Text_20_body"><text:bookmark text:name="mw-navigation"/></text:p>
        <text:section text:style-name="Sect1" text:name="Section5">
          <text:p text:style-name="Text_20_body"><text:bookmark text:name="mw-panel"/></text:p>
          <text:section text:style-name="Sect1" text:name="Section6">
            <text:p text:style-name="P16"><text:bookmark text:name="p-lang"/><text:a xlink:type="simple" xlink:href="https://www.wikidata.org/wiki/Special:EntityPage/Q2296355#sitelinks-wikipedia" text:style-name="Internet_20_link" text:visited-style-name="Visited_20_Internet_20_Link">Edit links</text:a></text:p>
          </text:section>
        </text:section>
      </text:section>
      <text:section text:style-name="Sect1" text:name="footer">
        <text:list xml:id="list926414020" text:style-name="L59">
          <text:list-item>
            <text:p text:style-name="P31"><text:bookmark text:name="footer-info"/><text:bookmark text:name="footer-info-lastmod"/>This page was last edited on 26 December 2018, at 14:53 (UTC). </text:p>
          </text:list-item>
          <text:list-item>
            <text:p text:style-name="P13"><text:bookmark text:name="footer-info-copyright"/>Text is available under the <text:a xlink:type="simple" xlink:href="https://en.wikipedia.org/wiki/Wikipedia:Text_of_Creative_Commons_Attribution-ShareAlike_3.0_Unported_License" text:style-name="Internet_20_link" text:visited-style-name="Visited_20_Internet_20_Link">Creative Commons Attribution-ShareAlike License</text:a>; additional terms may apply. By using this site, you agree to the <text:a xlink:type="simple" xlink:href="https://foundation.wikimedia.org/wiki/Terms_of_Use" text:style-name="Internet_20_link" text:visited-style-name="Visited_20_Internet_20_Link">Terms of Use</text:a> and <text:a xlink:type="simple" xlink:href="https://foundation.wikimedia.org/wiki/Privacy_policy" text:style-name="Internet_20_link" text:visited-style-name="Visited_20_Internet_20_Link">Privacy Policy</text:a>. Wikipedia® is a registered trademark of the <text:a xlink:type="simple" xlink:href="https://www.wikimediafoundation.org/" text:style-name="Internet_20_link" text:visited-style-name="Visited_20_Internet_20_Link">Wikimedia Foundation, Inc.</text:a>, a non-profit organization. </text:p>
          </text:list-item>
        </text:list>
        <text:list xml:id="list2980038437" text:style-name="L60">
          <text:list-item>
            <text:p text:style-name="P32"><text:bookmark text:name="footer-places"/><text:bookmark text:name="footer-places-privacy"/><text:a xlink:type="simple" xlink:href="https://foundation.wikimedia.org/wiki/Privacy_policy" text:style-name="Internet_20_link" text:visited-style-name="Visited_20_Internet_20_Link">Privacy policy</text:a> </text:p>
          </text:list-item>
          <text:list-item>
            <text:p text:style-name="P32"><text:bookmark text:name="footer-places-about"/><text:a xlink:type="simple" xlink:href="https://en.wikipedia.org/wiki/Wikipedia:About" text:style-name="Internet_20_link" text:visited-style-name="Visited_20_Internet_20_Link">About Wikipedia</text:a> </text:p>
          </text:list-item>
          <text:list-item>
            <text:p text:style-name="P32"><text:bookmark text:name="footer-places-disclaimer"/><text:a xlink:type="simple" xlink:href="https://en.wikipedia.org/wiki/Wikipedia:General_disclaimer" text:style-name="Internet_20_link" text:visited-style-name="Visited_20_Internet_20_Link">Disclaimers</text:a> </text:p>
          </text:list-item>
          <text:list-item>
            <text:p text:style-name="P32"><text:bookmark text:name="footer-places-contact"/><text:a xlink:type="simple" xlink:href="https://en.wikipedia.org/wiki/Wikipedia:Contact_us" text:style-name="Internet_20_link" text:visited-style-name="Visited_20_Internet_20_Link">Contact Wikipedia</text:a> </text:p>
          </text:list-item>
          <text:list-item>
            <text:p text:style-name="P32"><text:bookmark text:name="footer-places-developers"/><text:a xlink:type="simple" xlink:href="https://www.mediawiki.org/wiki/Special:MyLanguage/How_to_contribute" text:style-name="Internet_20_link" text:visited-style-name="Visited_20_Internet_20_Link">Developers</text:a> </text:p>
          </text:list-item>
          <text:list-item>
            <text:p text:style-name="P32"><text:bookmark text:name="footer-places-cookiestatement"/><text:a xlink:type="simple" xlink:href="https://foundation.wikimedia.org/wiki/Cookie_statement" text:style-name="Internet_20_link" text:visited-style-name="Visited_20_Internet_20_Link">Cookie statement</text:a> </text:p>
          </text:list-item>
          <text:list-item>
            <text:p text:style-name="P14"><text:bookmark text:name="footer-places-mobileview"/><text:a xlink:type="simple" xlink:href="https://en.m.wikipedia.org/w/index.php?title=128-bit&amp;mobileaction=toggle_view_mobile" text:style-name="Internet_20_link" text:visited-style-name="Visited_20_Internet_20_Link">Mobile view</text:a> </text:p>
          </text:list-item>
        </text:list>
        <text:list xml:id="list1052335332" text:style-name="L61">
          <text:list-item>
            <text:p text:style-name="P33"><text:bookmark text:name="footer-icons"/><text:bookmark text:name="footer-copyrightico"/><draw:a xlink:type="simple" xlink:href="https://wikimediafoundation.org/"><draw:frame draw:style-name="fr1" draw:name="Image1" text:anchor-type="as-char" svg:width="0.9374in" svg:height="0.3437in" draw:z-index="1"><draw:image xlink:href="Pictures/10000201000000580000001F6CAC205C66D49726.png" xlink:type="simple" xlink:show="embed" xlink:actuate="onLoad" loext:mime-type="image/png"/><svg:title>Wikimedia Foundation</svg:title></draw:frame></draw:a><text:s/></text:p>
          </text:list-item>
          <text:list-item>
            <text:p text:style-name="P15"><text:bookmark text:name="footer-poweredbyico"/><draw:a xlink:type="simple" xlink:href="https://www.mediawiki.org/"><draw:frame draw:style-name="fr1" draw:name="Image2" text:anchor-type="as-char" svg:width="0.9374in" svg:height="0.3437in" draw:z-index="2"><draw:image xlink:href="Pictures/10000201000000580000001F8ADBADE5F942F82D.png" xlink:type="simple" xlink:show="embed" xlink:actuate="onLoad" loext:mime-type="image/png"/><svg:title>Powered by MediaWiki</svg:title></draw:frame></draw:a><text:s/></text:p>
          </text:list-item>
        </text:list>
      </text:section>
      <text:section text:style-name="Sect1" text:name="mwe-popups-svg">
        <text:p text:style-name="Text_20_body"/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2:06:53.572000000</meta:creation-date>
    <dc:date>2019-01-30T12:07:30.797000000</dc:date>
    <meta:editing-duration>PT37S</meta:editing-duration>
    <meta:editing-cycles>1</meta:editing-cycles>
    <meta:document-statistic meta:table-count="8" meta:image-count="2" meta:object-count="0" meta:page-count="12" meta:paragraph-count="391" meta:word-count="1744" meta:character-count="10235" meta:non-whitespace-character-count="9000"/>
    <meta:generator>LibreOffice/6.1.2.1$Windows_X86_64 LibreOffice_project/65905a128db06ba48db947242809d14d3f9a93fe</meta:generator>
  </office:meta>
</office:document-meta>
</file>